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8021in" fo:margin-left="0.1917in" fo:break-before="auto" fo:break-after="auto" table:align="left" fo:keep-with-next="auto" style:may-break-between-rows="true" table:border-model="collapsing"/>
    </style:style>
    <style:style style:name="Table1.A" style:family="table-column">
      <style:table-column-properties style:column-width="5.8021in"/>
    </style:style>
    <style:style style:name="Table1.1" style:family="table-row">
      <style:table-row-properties fo:keep-together="auto"/>
    </style:style>
    <style:style style:name="Table1.A1" style:family="table-cell">
      <style:table-cell-properties style:vertical-align="" fo:background-color="transparent" fo:padding="0.0382in" fo:border="0.05pt solid #000000" style:writing-mode="page">
        <style:background-image/>
      </style:table-cell-properties>
    </style:style>
    <style:style style:name="Table1.2" style:family="table-row">
      <style:table-row-properties style:min-row-height="0.1354in"/>
    </style:style>
    <style:style style:name="Table1.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6" style:family="table">
      <style:table-properties style:width="6.3729in" table:align="left"/>
    </style:style>
    <style:style style:name="Table6.A" style:family="table-column">
      <style:table-column-properties style:column-width="6.3729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d0f2" officeooo:paragraph-rsid="000dd0f2"/>
    </style:style>
    <style:style style:name="P2" style:family="paragraph" style:parent-style-name="Text_20_body">
      <style:text-properties officeooo:rsid="00149b75" officeooo:paragraph-rsid="00149b75"/>
    </style:style>
    <style:style style:name="P3" style:family="paragraph" style:parent-style-name="Text_20_body">
      <style:text-properties officeooo:paragraph-rsid="0046c8e9"/>
    </style:style>
    <style:style style:name="P4" style:family="paragraph" style:parent-style-name="Text_20_body">
      <style:text-properties officeooo:paragraph-rsid="004b4089"/>
    </style:style>
    <style:style style:name="P5" style:family="paragraph" style:parent-style-name="Text_20_body">
      <style:text-properties officeooo:rsid="0045e50e" officeooo:paragraph-rsid="0045e50e"/>
    </style:style>
    <style:style style:name="P6" style:family="paragraph" style:parent-style-name="Text_20_body">
      <style:text-properties officeooo:rsid="0045e50e" officeooo:paragraph-rsid="00cb4f2f"/>
    </style:style>
    <style:style style:name="P7" style:family="paragraph" style:parent-style-name="Text_20_body">
      <style:text-properties officeooo:rsid="00397653" officeooo:paragraph-rsid="003a15be"/>
    </style:style>
    <style:style style:name="P8" style:family="paragraph" style:parent-style-name="Text_20_body">
      <style:text-properties officeooo:rsid="003c5e40" officeooo:paragraph-rsid="003c5e40"/>
    </style:style>
    <style:style style:name="P9" style:family="paragraph" style:parent-style-name="Text_20_body">
      <style:text-properties officeooo:rsid="003c5e40" officeooo:paragraph-rsid="00c4d374"/>
    </style:style>
    <style:style style:name="P10" style:family="paragraph" style:parent-style-name="Text_20_body">
      <style:text-properties officeooo:rsid="006405b5" officeooo:paragraph-rsid="006405b5"/>
    </style:style>
    <style:style style:name="P11" style:family="paragraph" style:parent-style-name="Text_20_body">
      <style:text-properties officeooo:rsid="00656ac9" officeooo:paragraph-rsid="00656ac9"/>
    </style:style>
    <style:style style:name="P12" style:family="paragraph" style:parent-style-name="Text_20_body">
      <style:text-properties style:use-window-font-color="true" officeooo:rsid="006faf89" officeooo:paragraph-rsid="006faf89" fo:background-color="transparent"/>
    </style:style>
    <style:style style:name="P13" style:family="paragraph" style:parent-style-name="Text_20_body">
      <style:text-properties style:use-window-font-color="true" officeooo:rsid="00713903" officeooo:paragraph-rsid="00713903" fo:background-color="transparent"/>
    </style:style>
    <style:style style:name="P14" style:family="paragraph" style:parent-style-name="Text_20_body">
      <style:text-properties officeooo:paragraph-rsid="0075d416"/>
    </style:style>
    <style:style style:name="P15" style:family="paragraph" style:parent-style-name="Text_20_body">
      <style:text-properties officeooo:rsid="003a15be" officeooo:paragraph-rsid="003a15be"/>
    </style:style>
    <style:style style:name="P16" style:family="paragraph" style:parent-style-name="Text_20_body">
      <style:text-properties officeooo:rsid="0037cffd" officeooo:paragraph-rsid="0037cffd"/>
    </style:style>
    <style:style style:name="P17" style:family="paragraph" style:parent-style-name="Text_20_body">
      <style:text-properties officeooo:rsid="00394f98" officeooo:paragraph-rsid="00394f98"/>
    </style:style>
    <style:style style:name="P18" style:family="paragraph" style:parent-style-name="Text_20_body">
      <style:text-properties officeooo:rsid="003fb075" officeooo:paragraph-rsid="004058a8"/>
    </style:style>
    <style:style style:name="P19" style:family="paragraph" style:parent-style-name="Text_20_body">
      <style:text-properties officeooo:rsid="003fb075" officeooo:paragraph-rsid="003fb075"/>
    </style:style>
    <style:style style:name="P20" style:family="paragraph" style:parent-style-name="Text_20_body">
      <style:text-properties officeooo:rsid="003fb075" officeooo:paragraph-rsid="004f4c25"/>
    </style:style>
    <style:style style:name="P21" style:family="paragraph" style:parent-style-name="Text_20_body">
      <style:text-properties officeooo:rsid="004b4089" officeooo:paragraph-rsid="00bfe1ef"/>
    </style:style>
    <style:style style:name="P22" style:family="paragraph" style:parent-style-name="Text_20_body">
      <style:text-properties officeooo:rsid="004058a8" officeooo:paragraph-rsid="004058a8"/>
    </style:style>
    <style:style style:name="P23" style:family="paragraph" style:parent-style-name="Text_20_body">
      <style:text-properties officeooo:rsid="00c0ab84" officeooo:paragraph-rsid="00c0ab84"/>
    </style:style>
    <style:style style:name="P24" style:family="paragraph" style:parent-style-name="Text_20_body">
      <style:text-properties officeooo:rsid="00c0ab84" officeooo:paragraph-rsid="00c1b4b4"/>
    </style:style>
    <style:style style:name="P25" style:family="paragraph" style:parent-style-name="Text_20_body">
      <style:text-properties officeooo:rsid="00caa4db" officeooo:paragraph-rsid="00caa4db"/>
    </style:style>
    <style:style style:name="P26" style:family="paragraph" style:parent-style-name="Text_20_body">
      <style:text-properties officeooo:paragraph-rsid="00656ac9"/>
    </style:style>
    <style:style style:name="P27" style:family="paragraph" style:parent-style-name="Text_20_body">
      <style:text-properties officeooo:paragraph-rsid="006405b5"/>
    </style:style>
    <style:style style:name="P28" style:family="paragraph" style:parent-style-name="Text_20_body">
      <style:text-properties officeooo:rsid="00cc843a" officeooo:paragraph-rsid="00cc843a"/>
    </style:style>
    <style:style style:name="P29" style:family="paragraph" style:parent-style-name="Text_20_body">
      <style:text-properties officeooo:rsid="00b1657f" officeooo:paragraph-rsid="0009ecec"/>
    </style:style>
    <style:style style:name="P30" style:family="paragraph" style:parent-style-name="Text_20_body">
      <style:text-properties officeooo:rsid="00bc2c88" officeooo:paragraph-rsid="0013e564"/>
    </style:style>
    <style:style style:name="P31" style:family="paragraph" style:parent-style-name="Text_20_body">
      <style:text-properties officeooo:rsid="0037c878" officeooo:paragraph-rsid="0037cffd"/>
    </style:style>
    <style:style style:name="P32" style:family="paragraph" style:parent-style-name="Text_20_body">
      <style:text-properties officeooo:rsid="00116b1d" officeooo:paragraph-rsid="00dfc9ae"/>
    </style:style>
    <style:style style:name="P33" style:family="paragraph" style:parent-style-name="Text_20_body">
      <style:text-properties officeooo:rsid="00dfc9ae" officeooo:paragraph-rsid="00dfc9ae"/>
    </style:style>
    <style:style style:name="P34" style:family="paragraph" style:parent-style-name="Text_20_body">
      <style:text-properties officeooo:rsid="00e206db" officeooo:paragraph-rsid="00e206db"/>
    </style:style>
    <style:style style:name="P35" style:family="paragraph" style:parent-style-name="Text_20_body">
      <style:text-properties officeooo:rsid="00e21a8c" officeooo:paragraph-rsid="00e21a8c"/>
    </style:style>
    <style:style style:name="P36" style:family="paragraph" style:parent-style-name="Text_20_body">
      <style:text-properties officeooo:rsid="00e3afcd" officeooo:paragraph-rsid="00e3afcd"/>
    </style:style>
    <style:style style:name="P37" style:family="paragraph" style:parent-style-name="Text_20_body">
      <style:text-properties officeooo:rsid="00e5a7ae" officeooo:paragraph-rsid="00e5a7ae"/>
    </style:style>
    <style:style style:name="P38" style:family="paragraph" style:parent-style-name="Text_20_body">
      <style:text-properties officeooo:rsid="00e74987" officeooo:paragraph-rsid="00e74987"/>
    </style:style>
    <style:style style:name="P39" style:family="paragraph" style:parent-style-name="Text_20_body">
      <style:text-properties officeooo:rsid="00e94269" officeooo:paragraph-rsid="00e94269"/>
    </style:style>
    <style:style style:name="P40" style:family="paragraph" style:parent-style-name="Text_20_body">
      <style:text-properties officeooo:rsid="00eeece9" officeooo:paragraph-rsid="00efa00e"/>
    </style:style>
    <style:style style:name="P41" style:family="paragraph" style:parent-style-name="Text_20_body">
      <style:text-properties officeooo:rsid="00efa00e" officeooo:paragraph-rsid="00f64ec5"/>
    </style:style>
    <style:style style:name="P42" style:family="paragraph" style:parent-style-name="Text_20_body">
      <style:text-properties officeooo:rsid="00efa00e" officeooo:paragraph-rsid="00efa00e"/>
    </style:style>
    <style:style style:name="P43" style:family="paragraph" style:parent-style-name="Text_20_body">
      <style:text-properties officeooo:rsid="010ce010" officeooo:paragraph-rsid="010ce010"/>
    </style:style>
    <style:style style:name="P44" style:family="paragraph" style:parent-style-name="Text_20_body">
      <style:text-properties officeooo:rsid="0119e5fb" officeooo:paragraph-rsid="0119e5fb"/>
    </style:style>
    <style:style style:name="P45" style:family="paragraph" style:parent-style-name="Text_20_body">
      <style:text-properties officeooo:rsid="000867dc" officeooo:paragraph-rsid="0018dd69"/>
    </style:style>
    <style:style style:name="P46" style:family="paragraph" style:parent-style-name="Text_20_body">
      <style:text-properties officeooo:rsid="00e554e8" officeooo:paragraph-rsid="00e554e8"/>
    </style:style>
    <style:style style:name="P47" style:family="paragraph" style:parent-style-name="Text_20_body">
      <style:text-properties officeooo:rsid="012fcb5e" officeooo:paragraph-rsid="012fcb5e"/>
    </style:style>
    <style:style style:name="P48" style:family="paragraph" style:parent-style-name="Title">
      <style:text-properties officeooo:rsid="000867dc" officeooo:paragraph-rsid="0018dd69"/>
    </style:style>
    <style:style style:name="P49"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50" style:family="paragraph" style:parent-style-name="Table_20_Contents">
      <style:text-properties officeooo:rsid="007638ef" officeooo:paragraph-rsid="007638ef"/>
    </style:style>
    <style:style style:name="P51" style:family="paragraph" style:parent-style-name="Table_20_Contents">
      <style:text-properties officeooo:rsid="00c65a7b" officeooo:paragraph-rsid="00c65a7b"/>
    </style:style>
    <style:style style:name="P52" style:family="paragraph" style:parent-style-name="Table_20_Contents">
      <style:text-properties officeooo:paragraph-rsid="00d58528"/>
    </style:style>
    <style:style style:name="P53" style:family="paragraph" style:parent-style-name="Table_20_Contents">
      <style:text-properties officeooo:rsid="00d58528" officeooo:paragraph-rsid="00d58528"/>
    </style:style>
    <style:style style:name="P54" style:family="paragraph" style:parent-style-name="Table_20_Contents">
      <style:text-properties officeooo:rsid="00ff4c90" officeooo:paragraph-rsid="00ff4c90"/>
    </style:style>
    <style:style style:name="P55" style:family="paragraph" style:parent-style-name="Table_20_Contents">
      <style:text-properties officeooo:rsid="0100784b" officeooo:paragraph-rsid="0100784b"/>
    </style:style>
    <style:style style:name="P56" style:family="paragraph" style:parent-style-name="Table_20_Contents">
      <style:text-properties officeooo:rsid="0026b8b7" officeooo:paragraph-rsid="0027e7ba"/>
    </style:style>
    <style:style style:name="P57" style:family="paragraph" style:parent-style-name="Text_20_body" style:master-page-name="">
      <style:paragraph-properties fo:margin-left="-0.0201in" fo:margin-right="0in" fo:margin-top="0in" fo:margin-bottom="0.0799in" style:contextual-spacing="false" fo:line-height="120%" fo:text-indent="0in" style:auto-text-indent="false" style:page-number="auto" fo:background-color="transparent">
        <style:background-image/>
      </style:paragraph-properties>
      <style:text-properties officeooo:rsid="0045e50e" officeooo:paragraph-rsid="0045e50e"/>
    </style:style>
    <style:style style:name="P58" style:family="paragraph" style:parent-style-name="Standard">
      <style:paragraph-properties fo:margin-left="0.5in" fo:margin-right="0in" fo:text-indent="0in" style:auto-text-indent="false"/>
      <style:text-properties style:font-name="Monospace1" fo:font-size="10pt" officeooo:rsid="00d2ab57" officeooo:paragraph-rsid="00d2ab57" style:font-size-asian="10pt"/>
    </style:style>
    <style:style style:name="P59" style:family="paragraph" style:parent-style-name="Standard">
      <style:text-properties officeooo:paragraph-rsid="00d58528"/>
    </style:style>
    <style:style style:name="P60" style:family="paragraph" style:parent-style-name="Text_20_body" style:master-page-name="">
      <style:paragraph-properties fo:margin-left="0.75in" fo:margin-right="0in" fo:margin-top="0in" fo:margin-bottom="0.0972in" style:contextual-spacing="false" fo:line-height="120%" fo:text-indent="0in" style:auto-text-indent="false" style:page-number="auto" fo:background-color="transparent">
        <style:background-image/>
      </style:paragraph-properties>
      <style:text-properties style:text-underline-style="solid" style:text-underline-width="auto" style:text-underline-color="font-color" officeooo:rsid="00f47479" officeooo:paragraph-rsid="00f47479"/>
    </style:style>
    <style:style style:name="P61" style:family="paragraph" style:parent-style-name="Text_20_body" style:master-page-name="">
      <style:paragraph-properties fo:margin-left="0.75in" fo:margin-right="0in" fo:margin-top="0in" fo:margin-bottom="0in" style:contextual-spacing="false" fo:line-height="120%" fo:text-indent="0in" style:auto-text-indent="false" style:page-number="auto" fo:background-color="transparent">
        <style:background-image/>
      </style:paragraph-properties>
      <style:text-properties officeooo:rsid="010ff7c2" officeooo:paragraph-rsid="010ff7c2"/>
    </style:style>
    <style:style style:name="P62" style:family="paragraph" style:parent-style-name="Text_20_body">
      <style:paragraph-properties fo:margin-left="0.75in" fo:margin-right="0in" fo:margin-top="0in" fo:margin-bottom="0in" style:contextual-spacing="false" fo:line-height="120%" fo:text-indent="0in" style:auto-text-indent="false" fo:background-color="transparent">
        <style:background-image/>
      </style:paragraph-properties>
      <style:text-properties fo:color="#009900" officeooo:rsid="010ff7c2" officeooo:paragraph-rsid="010ff7c2"/>
    </style:style>
    <style:style style:name="P63" style:family="paragraph" style:parent-style-name="Text_20_body">
      <style:paragraph-properties fo:margin-left="0.75in" fo:margin-right="0in" fo:margin-top="0in" fo:margin-bottom="0in" style:contextual-spacing="false" fo:line-height="120%" fo:text-indent="0in" style:auto-text-indent="false" fo:background-color="transparent">
        <style:background-image/>
      </style:paragraph-properties>
      <style:text-properties officeooo:rsid="011da7a8" officeooo:paragraph-rsid="011da7a8"/>
    </style:style>
    <style:style style:name="P64" style:family="paragraph" style:parent-style-name="Text_20_body">
      <style:paragraph-properties fo:margin-left="0.75in" fo:margin-right="0in" fo:margin-top="0in" fo:margin-bottom="0.1in" style:contextual-spacing="false" fo:line-height="120%" fo:text-indent="0in" style:auto-text-indent="false" fo:background-color="transparent">
        <style:background-image/>
      </style:paragraph-properties>
      <style:text-properties officeooo:rsid="010ff7c2" officeooo:paragraph-rsid="011da7a8"/>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0.1in"/>
          <style:tab-stop style:position="6.9252in" style:type="right" style:leader-style="dotted" style:leader-text="."/>
        </style:tab-stops>
      </style:paragraph-properties>
    </style:style>
    <style:style style:name="P67" style:family="paragraph" style:parent-style-name="Contents_20_3">
      <style:paragraph-properties>
        <style:tab-stops>
          <style:tab-stop style:position="0.3in"/>
          <style:tab-stop style:position="6.9252in" style:type="right" style:leader-style="dotted" style:leader-text="."/>
        </style:tab-stops>
      </style:paragraph-properties>
    </style:style>
    <style:style style:name="P68" style:family="paragraph" style:parent-style-name="Title" style:master-page-name="Standard">
      <style:paragraph-properties style:page-number="auto"/>
      <style:text-properties officeooo:rsid="000867dc" officeooo:paragraph-rsid="000867dc"/>
    </style:style>
    <style:style style:name="P69" style:family="paragraph" style:parent-style-name="Text_20_body" style:list-style-name="L1">
      <style:text-properties officeooo:rsid="0009ecec" officeooo:paragraph-rsid="0009ecec"/>
    </style:style>
    <style:style style:name="P70" style:family="paragraph" style:parent-style-name="Text_20_body" style:list-style-name="L1">
      <style:text-properties officeooo:rsid="000a9b0a" officeooo:paragraph-rsid="000a9b0a"/>
    </style:style>
    <style:style style:name="P71" style:family="paragraph" style:parent-style-name="Text_20_body" style:list-style-name="L2">
      <style:text-properties officeooo:rsid="000dd0f2" officeooo:paragraph-rsid="000dd0f2"/>
    </style:style>
    <style:style style:name="P72" style:family="paragraph" style:parent-style-name="Text_20_body" style:list-style-name="L3">
      <style:text-properties officeooo:rsid="000dd0f2" officeooo:paragraph-rsid="000dd0f2"/>
    </style:style>
    <style:style style:name="P73" style:family="paragraph" style:parent-style-name="Text_20_body" style:list-style-name="L4">
      <style:text-properties officeooo:rsid="000dd0f2" officeooo:paragraph-rsid="000dd0f2"/>
    </style:style>
    <style:style style:name="P74" style:family="paragraph" style:parent-style-name="Text_20_body" style:list-style-name="L5">
      <style:text-properties officeooo:rsid="000ef112" officeooo:paragraph-rsid="000ef112"/>
    </style:style>
    <style:style style:name="P75" style:family="paragraph" style:parent-style-name="Text_20_body" style:list-style-name="L2">
      <style:text-properties officeooo:rsid="00b94b9a" officeooo:paragraph-rsid="00b94b9a"/>
    </style:style>
    <style:style style:name="P76" style:family="paragraph" style:parent-style-name="Text_20_body" style:list-style-name="L6">
      <style:text-properties officeooo:rsid="00ba73ab" officeooo:paragraph-rsid="00ba73ab"/>
    </style:style>
    <style:style style:name="P77" style:family="paragraph" style:parent-style-name="Text_20_body" style:list-style-name="L7">
      <style:text-properties officeooo:rsid="00ba73ab" officeooo:paragraph-rsid="00ba73ab"/>
    </style:style>
    <style:style style:name="P78" style:family="paragraph" style:parent-style-name="Text_20_body" style:list-style-name="L2">
      <style:text-properties officeooo:rsid="00dda5ec" officeooo:paragraph-rsid="00dda5ec"/>
    </style:style>
    <style:style style:name="P79" style:family="paragraph" style:parent-style-name="Text_20_body" style:list-style-name="L8">
      <style:text-properties officeooo:rsid="00dda5ec" officeooo:paragraph-rsid="00dda5ec"/>
    </style:style>
    <style:style style:name="P80" style:family="paragraph" style:parent-style-name="Text_20_body" style:list-style-name="L9">
      <style:text-properties officeooo:rsid="00b51392" officeooo:paragraph-rsid="00b51392"/>
    </style:style>
    <style:style style:name="P81" style:family="paragraph" style:parent-style-name="Text_20_body" style:list-style-name="L9">
      <style:text-properties officeooo:rsid="00b51392" officeooo:paragraph-rsid="00b6fcac"/>
    </style:style>
    <style:style style:name="P82" style:family="paragraph" style:parent-style-name="Text_20_body" style:list-style-name="L10">
      <style:text-properties officeooo:rsid="00b6fcac" officeooo:paragraph-rsid="00b6fcac"/>
    </style:style>
    <style:style style:name="P83" style:family="paragraph" style:parent-style-name="Text_20_body" style:list-style-name="L11">
      <style:text-properties officeooo:rsid="00b6fcac" officeooo:paragraph-rsid="00b6fcac"/>
    </style:style>
    <style:style style:name="P84" style:family="paragraph" style:parent-style-name="Text_20_body" style:list-style-name="L12">
      <style:text-properties officeooo:rsid="00dfc9ae" officeooo:paragraph-rsid="00dfc9ae"/>
    </style:style>
    <style:style style:name="P85" style:family="paragraph" style:parent-style-name="Text_20_body" style:list-style-name="L13">
      <style:text-properties officeooo:rsid="00dfc9ae" officeooo:paragraph-rsid="00dfc9ae"/>
    </style:style>
    <style:style style:name="P86" style:family="paragraph" style:parent-style-name="Text_20_body" style:list-style-name="L14">
      <style:text-properties officeooo:rsid="00dfc9ae" officeooo:paragraph-rsid="00dfc9ae"/>
    </style:style>
    <style:style style:name="P87" style:family="paragraph" style:parent-style-name="Text_20_body" style:list-style-name="L12">
      <style:text-properties officeooo:rsid="00be60cf" officeooo:paragraph-rsid="00e13365"/>
    </style:style>
    <style:style style:name="P88" style:family="paragraph" style:parent-style-name="Text_20_body" style:list-style-name="L14">
      <style:text-properties officeooo:rsid="00be60cf" officeooo:paragraph-rsid="00be60cf"/>
    </style:style>
    <style:style style:name="P89" style:family="paragraph" style:parent-style-name="Text_20_body" style:list-style-name="L12">
      <style:text-properties officeooo:rsid="005de40a" officeooo:paragraph-rsid="00dfc9ae"/>
    </style:style>
    <style:style style:name="P90" style:family="paragraph" style:parent-style-name="Text_20_body" style:list-style-name="L14">
      <style:text-properties officeooo:rsid="0010dede" officeooo:paragraph-rsid="00be60cf"/>
    </style:style>
    <style:style style:name="P91" style:family="paragraph" style:parent-style-name="Text_20_body" style:list-style-name="L14">
      <style:text-properties officeooo:rsid="00e13365" officeooo:paragraph-rsid="00e13365"/>
    </style:style>
    <style:style style:name="P92" style:family="paragraph" style:parent-style-name="Text_20_body" style:list-style-name="L14">
      <style:text-properties officeooo:rsid="00bc2c88" officeooo:paragraph-rsid="00be60cf"/>
    </style:style>
    <style:style style:name="P93" style:family="paragraph" style:parent-style-name="Text_20_body" style:list-style-name="L14">
      <style:text-properties officeooo:rsid="00bc2c88" officeooo:paragraph-rsid="00bc2c88"/>
    </style:style>
    <style:style style:name="P94" style:family="paragraph" style:parent-style-name="Text_20_body" style:list-style-name="L15">
      <style:text-properties officeooo:rsid="00bc2c88" officeooo:paragraph-rsid="00bc2c88"/>
    </style:style>
    <style:style style:name="P95" style:family="paragraph" style:parent-style-name="Text_20_body" style:list-style-name="L14">
      <style:text-properties officeooo:rsid="00bc98a0" officeooo:paragraph-rsid="00bc98a0"/>
    </style:style>
    <style:style style:name="P96" style:family="paragraph" style:parent-style-name="Text_20_body" style:list-style-name="L16">
      <style:text-properties officeooo:rsid="00bc98a0" officeooo:paragraph-rsid="00bc98a0"/>
    </style:style>
    <style:style style:name="P97" style:family="paragraph" style:parent-style-name="Text_20_body" style:list-style-name="L14">
      <style:text-properties officeooo:rsid="00f70798" officeooo:paragraph-rsid="00f70798"/>
    </style:style>
    <style:style style:name="P98" style:family="paragraph" style:parent-style-name="Text_20_body" style:list-style-name="L15">
      <style:text-properties officeooo:rsid="0021d0a8" officeooo:paragraph-rsid="0021d0a8"/>
    </style:style>
    <style:style style:name="P99" style:family="paragraph" style:parent-style-name="Text_20_body" style:list-style-name="L16">
      <style:text-properties officeooo:rsid="00149b75" officeooo:paragraph-rsid="00149b75"/>
    </style:style>
    <style:style style:name="P100" style:family="paragraph" style:parent-style-name="Text_20_body" style:list-style-name="L17">
      <style:text-properties officeooo:rsid="004846d3" officeooo:paragraph-rsid="00caa4db"/>
    </style:style>
    <style:style style:name="P101" style:family="paragraph" style:parent-style-name="Text_20_body" style:list-style-name="L17">
      <style:text-properties officeooo:rsid="004846d3" officeooo:paragraph-rsid="00aa5c52"/>
    </style:style>
    <style:style style:name="P102" style:family="paragraph" style:parent-style-name="Text_20_body" style:list-style-name="L17">
      <style:text-properties officeooo:rsid="0048f75b" officeooo:paragraph-rsid="004e7bfa"/>
    </style:style>
    <style:style style:name="P103" style:family="paragraph" style:parent-style-name="Text_20_body" style:list-style-name="L18">
      <style:text-properties officeooo:rsid="00d2ab57" officeooo:paragraph-rsid="00d2ab57"/>
    </style:style>
    <style:style style:name="P104" style:family="paragraph" style:parent-style-name="Text_20_body" style:list-style-name="L18">
      <style:text-properties style:use-window-font-color="true" officeooo:rsid="00d2ab57" officeooo:paragraph-rsid="00d2ab57" fo:background-color="transparent"/>
    </style:style>
    <style:style style:name="P105" style:family="paragraph" style:parent-style-name="Text_20_body" style:list-style-name="L19">
      <style:text-properties style:use-window-font-color="true" officeooo:rsid="00d480a8" officeooo:paragraph-rsid="00d480a8" fo:background-color="transparent"/>
    </style:style>
    <style:style style:name="P106" style:family="paragraph" style:parent-style-name="Text_20_body" style:list-style-name="L20">
      <style:text-properties officeooo:rsid="00e94269" officeooo:paragraph-rsid="00e94269"/>
    </style:style>
    <style:style style:name="P107" style:family="paragraph" style:parent-style-name="Text_20_body" style:list-style-name="L20">
      <style:text-properties officeooo:rsid="00eb094b" officeooo:paragraph-rsid="00eb094b"/>
    </style:style>
    <style:style style:name="P108" style:family="paragraph" style:parent-style-name="Text_20_body" style:list-style-name="L20">
      <style:text-properties officeooo:rsid="00ecde8a" officeooo:paragraph-rsid="00ecde8a"/>
    </style:style>
    <style:style style:name="P109" style:family="paragraph" style:parent-style-name="Text_20_body" style:list-style-name="L20">
      <style:text-properties officeooo:rsid="00f1ef55" officeooo:paragraph-rsid="00ecde8a"/>
    </style:style>
    <style:style style:name="P110" style:family="paragraph" style:parent-style-name="Text_20_body" style:list-style-name="L25">
      <style:text-properties officeooo:rsid="00f1ef55" officeooo:paragraph-rsid="00f1ef55"/>
    </style:style>
    <style:style style:name="P111" style:family="paragraph" style:parent-style-name="Text_20_body" style:list-style-name="L20">
      <style:text-properties officeooo:rsid="00eed369" officeooo:paragraph-rsid="00eed369"/>
    </style:style>
    <style:style style:name="P112" style:family="paragraph" style:parent-style-name="Text_20_body" style:list-style-name="L20">
      <style:text-properties officeooo:rsid="00eeece9" officeooo:paragraph-rsid="00eeece9"/>
    </style:style>
    <style:style style:name="P113" style:family="paragraph" style:parent-style-name="Text_20_body" style:list-style-name="L21">
      <style:text-properties officeooo:rsid="010d77c1" officeooo:paragraph-rsid="010d77c1"/>
    </style:style>
    <style:style style:name="P114" style:family="paragraph" style:parent-style-name="Text_20_body" style:list-style-name="L21">
      <style:text-properties officeooo:rsid="010d77c1" officeooo:paragraph-rsid="011a5152"/>
    </style:style>
    <style:style style:name="P115" style:family="paragraph" style:parent-style-name="Text_20_body" style:list-style-name="L21">
      <style:text-properties officeooo:rsid="010e1fb8" officeooo:paragraph-rsid="010e1fb8"/>
    </style:style>
    <style:style style:name="P116" style:family="paragraph" style:parent-style-name="Text_20_body" style:list-style-name="L22">
      <style:text-properties officeooo:rsid="010e1fb8" officeooo:paragraph-rsid="010e1fb8"/>
    </style:style>
    <style:style style:name="P117" style:family="paragraph" style:parent-style-name="Text_20_body" style:list-style-name="L22">
      <style:text-properties officeooo:rsid="010e1fb8" officeooo:paragraph-rsid="011d5b54"/>
    </style:style>
    <style:style style:name="P118" style:family="paragraph" style:parent-style-name="Text_20_body" style:list-style-name="L21">
      <style:text-properties officeooo:rsid="008ab560" officeooo:paragraph-rsid="0116e84e"/>
    </style:style>
    <style:style style:name="P119" style:family="paragraph" style:parent-style-name="Text_20_body" style:list-style-name="L21">
      <style:text-properties officeooo:rsid="0115159f" officeooo:paragraph-rsid="0115159f"/>
    </style:style>
    <style:style style:name="P120" style:family="paragraph" style:parent-style-name="Text_20_body" style:list-style-name="L23">
      <style:text-properties officeooo:rsid="0115159f" officeooo:paragraph-rsid="0115159f"/>
    </style:style>
    <style:style style:name="P121" style:family="paragraph" style:parent-style-name="Text_20_body" style:list-style-name="L23">
      <style:text-properties officeooo:rsid="0115159f" officeooo:paragraph-rsid="0124f8d6"/>
    </style:style>
    <style:style style:name="P122" style:family="paragraph" style:parent-style-name="Text_20_body" style:list-style-name="L22">
      <style:text-properties officeooo:rsid="011e7dd0" officeooo:paragraph-rsid="011e7dd0"/>
    </style:style>
    <style:style style:name="P123" style:family="paragraph" style:parent-style-name="Text_20_body" style:list-style-name="L22">
      <style:text-properties officeooo:rsid="0118972d" officeooo:paragraph-rsid="0118972d"/>
    </style:style>
    <style:style style:name="P124" style:family="paragraph" style:parent-style-name="Text_20_body" style:list-style-name="L22">
      <style:text-properties officeooo:rsid="011bd09d" officeooo:paragraph-rsid="011bd09d"/>
    </style:style>
    <style:style style:name="P125" style:family="paragraph" style:parent-style-name="Text_20_body" style:list-style-name="L22">
      <style:text-properties officeooo:rsid="010f84e7" officeooo:paragraph-rsid="010f84e7"/>
    </style:style>
    <style:style style:name="P126" style:family="paragraph" style:parent-style-name="Text_20_body" style:list-style-name="L22">
      <style:text-properties officeooo:rsid="010f84e7" officeooo:paragraph-rsid="011da7a8"/>
    </style:style>
    <style:style style:name="P127" style:family="paragraph" style:parent-style-name="Text_20_body" style:list-style-name="L22">
      <style:text-properties officeooo:rsid="0116e84e" officeooo:paragraph-rsid="0116e84e"/>
    </style:style>
    <style:style style:name="P128" style:family="paragraph" style:parent-style-name="Text_20_body" style:list-style-name="L22">
      <style:text-properties officeooo:rsid="010ff7c2" officeooo:paragraph-rsid="0118972d"/>
    </style:style>
    <style:style style:name="P129" style:family="paragraph" style:parent-style-name="Text_20_body" style:list-style-name="L22">
      <style:text-properties officeooo:rsid="010ff7c2" officeooo:paragraph-rsid="010ff7c2"/>
    </style:style>
    <style:style style:name="P130" style:family="paragraph" style:parent-style-name="Text_20_body" style:list-style-name="L22">
      <style:text-properties officeooo:rsid="010ff7c2" officeooo:paragraph-rsid="011da7a8"/>
    </style:style>
    <style:style style:name="P131" style:family="paragraph" style:parent-style-name="Text_20_body" style:list-style-name="L22">
      <style:text-properties officeooo:rsid="011da7a8" officeooo:paragraph-rsid="011da7a8"/>
    </style:style>
    <style:style style:name="P132" style:family="paragraph" style:parent-style-name="Text_20_body" style:list-style-name="L22">
      <style:text-properties officeooo:rsid="011e41ab" officeooo:paragraph-rsid="011e41ab"/>
    </style:style>
    <style:style style:name="P133" style:family="paragraph" style:parent-style-name="Text_20_body" style:list-style-name="L23">
      <style:text-properties officeooo:rsid="0111e28d" officeooo:paragraph-rsid="0111e28d"/>
    </style:style>
    <style:style style:name="P134" style:family="paragraph" style:parent-style-name="Text_20_body" style:list-style-name="L23">
      <style:text-properties officeooo:rsid="0111e28d" officeooo:paragraph-rsid="0115159f"/>
    </style:style>
    <style:style style:name="P135" style:family="paragraph" style:parent-style-name="Text_20_body" style:list-style-name="L23">
      <style:text-properties officeooo:rsid="0113bef9" officeooo:paragraph-rsid="0113bef9"/>
    </style:style>
    <style:style style:name="P136" style:family="paragraph" style:parent-style-name="Text_20_body" style:list-style-name="L23">
      <style:text-properties officeooo:rsid="0119e5fb" officeooo:paragraph-rsid="0119e5fb"/>
    </style:style>
    <style:style style:name="P137" style:family="paragraph" style:parent-style-name="Text_20_body" style:list-style-name="L23">
      <style:text-properties officeooo:rsid="01325db8" officeooo:paragraph-rsid="01325db8"/>
    </style:style>
    <style:style style:name="P138" style:family="paragraph" style:parent-style-name="Text_20_body" style:list-style-name="L23">
      <style:text-properties officeooo:rsid="01325db8" officeooo:paragraph-rsid="01326f53"/>
    </style:style>
    <style:style style:name="P139" style:family="paragraph" style:parent-style-name="Text_20_body" style:list-style-name="L24">
      <style:text-properties officeooo:rsid="00efa00e" officeooo:paragraph-rsid="00efa00e"/>
    </style:style>
    <style:style style:name="P140" style:family="paragraph" style:parent-style-name="Text_20_body" style:list-style-name="L26">
      <style:text-properties officeooo:rsid="00f2ffcb" officeooo:paragraph-rsid="00f2ffcb"/>
    </style:style>
    <style:style style:name="P141" style:family="paragraph" style:parent-style-name="Text_20_body" style:list-style-name="L27">
      <style:text-properties officeooo:rsid="00f2ffcb" officeooo:paragraph-rsid="00f2ffcb"/>
    </style:style>
    <style:style style:name="P142" style:family="paragraph" style:parent-style-name="Text_20_body" style:list-style-name="L27">
      <style:text-properties officeooo:rsid="00f32a77" officeooo:paragraph-rsid="00f32a77"/>
    </style:style>
    <style:style style:name="P143" style:family="paragraph" style:parent-style-name="Text_20_body" style:list-style-name="L24">
      <style:text-properties officeooo:rsid="00f32a77" officeooo:paragraph-rsid="00f47479"/>
    </style:style>
    <style:style style:name="P144" style:family="paragraph" style:parent-style-name="Text_20_body" style:list-style-name="L28">
      <style:text-properties officeooo:rsid="00f47479" officeooo:paragraph-rsid="00f47479"/>
    </style:style>
    <style:style style:name="P145" style:family="paragraph" style:parent-style-name="Text_20_body" style:list-style-name="L24">
      <style:text-properties officeooo:rsid="00f47479" officeooo:paragraph-rsid="00f47479"/>
    </style:style>
    <style:style style:name="P146" style:family="paragraph" style:parent-style-name="Text_20_body" style:list-style-name="L24">
      <style:text-properties officeooo:rsid="00f47479" officeooo:paragraph-rsid="00f4a25c"/>
    </style:style>
    <style:style style:name="P147" style:family="paragraph" style:parent-style-name="Text_20_body" style:list-style-name="L24">
      <style:text-properties officeooo:rsid="00fcfbc8" officeooo:paragraph-rsid="00fcfbc8"/>
    </style:style>
    <style:style style:name="P148" style:family="paragraph" style:parent-style-name="Text_20_body" style:list-style-name="L32">
      <style:text-properties officeooo:rsid="00fcfbc8" officeooo:paragraph-rsid="00fcfbc8"/>
    </style:style>
    <style:style style:name="P149" style:family="paragraph" style:parent-style-name="Text_20_body" style:list-style-name="L32">
      <style:text-properties officeooo:rsid="00feb71b" officeooo:paragraph-rsid="00feb71b"/>
    </style:style>
    <style:style style:name="P150" style:family="paragraph" style:parent-style-name="Text_20_body" style:list-style-name="L24">
      <style:text-properties officeooo:rsid="012c3ea0" officeooo:paragraph-rsid="012c3ea0"/>
    </style:style>
    <style:style style:name="P151" style:family="paragraph" style:parent-style-name="Text_20_body" style:list-style-name="L33">
      <style:text-properties officeooo:rsid="012c3ea0" officeooo:paragraph-rsid="012c3ea0"/>
    </style:style>
    <style:style style:name="P152" style:family="paragraph" style:parent-style-name="Text_20_body" style:list-style-name="L33">
      <style:text-properties officeooo:rsid="012cca8d" officeooo:paragraph-rsid="012cca8d"/>
    </style:style>
    <style:style style:name="P153" style:family="paragraph" style:parent-style-name="Text_20_body" style:list-style-name="L34">
      <style:text-properties officeooo:rsid="012cca8d" officeooo:paragraph-rsid="012cca8d"/>
    </style:style>
    <style:style style:name="P154" style:family="paragraph" style:parent-style-name="Text_20_body" style:list-style-name="L35">
      <style:text-properties officeooo:rsid="00785a85" officeooo:paragraph-rsid="00785a85"/>
    </style:style>
    <style:style style:name="P155" style:family="paragraph" style:parent-style-name="Text_20_body" style:list-style-name="L36">
      <style:text-properties officeooo:rsid="007a34f9" officeooo:paragraph-rsid="007a34f9"/>
    </style:style>
    <style:style style:name="P156" style:family="paragraph" style:parent-style-name="Text_20_body" style:list-style-name="L35">
      <style:text-properties officeooo:rsid="007e172c" officeooo:paragraph-rsid="007e172c"/>
    </style:style>
    <style:style style:name="P157" style:family="paragraph" style:parent-style-name="Text_20_body" style:list-style-name="L37">
      <style:text-properties officeooo:rsid="00837376" officeooo:paragraph-rsid="00837376"/>
    </style:style>
    <style:style style:name="P158" style:family="paragraph" style:parent-style-name="Text_20_body" style:list-style-name="L37">
      <style:text-properties officeooo:rsid="00837376" officeooo:paragraph-rsid="00841df8"/>
    </style:style>
    <style:style style:name="P159" style:family="paragraph" style:parent-style-name="Text_20_body" style:list-style-name="L37">
      <style:text-properties officeooo:rsid="00d54461" officeooo:paragraph-rsid="00d54461"/>
    </style:style>
    <style:style style:name="P160" style:family="paragraph" style:parent-style-name="Text_20_body" style:list-style-name="L23">
      <style:text-properties officeooo:rsid="01326f53" officeooo:paragraph-rsid="01326f53"/>
    </style:style>
    <style:style style:name="P161" style:family="paragraph" style:parent-style-name="Text_20_body" style:list-style-name="L23">
      <style:text-properties officeooo:rsid="01343089" officeooo:paragraph-rsid="01343089"/>
    </style:style>
    <style:style style:name="P162" style:family="paragraph" style:parent-style-name="Text_20_body" style:list-style-name="L22">
      <style:paragraph-properties fo:margin-top="0in" fo:margin-bottom="0in" style:contextual-spacing="false"/>
      <style:text-properties officeooo:rsid="010ff7c2" officeooo:paragraph-rsid="011da7a8"/>
    </style:style>
    <style:style style:name="P163" style:family="paragraph" style:parent-style-name="Text_20_body" style:list-style-name="L22">
      <style:paragraph-properties fo:margin-top="0in" fo:margin-bottom="0in" style:contextual-spacing="false"/>
      <style:text-properties officeooo:rsid="011da7a8" officeooo:paragraph-rsid="011da7a8"/>
    </style:style>
    <style:style style:name="P164" style:family="paragraph" style:parent-style-name="Text_20_body" style:list-style-name="L24" style:master-page-name="">
      <style:paragraph-properties fo:margin-top="0in" fo:margin-bottom="0.0972in" style:contextual-spacing="false" fo:line-height="120%" style:page-number="auto" fo:background-color="transparent">
        <style:background-image/>
      </style:paragraph-properties>
      <style:text-properties style:text-underline-style="solid" style:text-underline-width="auto" style:text-underline-color="font-color" officeooo:rsid="00f47479" officeooo:paragraph-rsid="00f4a25c"/>
    </style:style>
    <style:style style:name="P165" style:family="paragraph" style:parent-style-name="Text_20_body" style:list-style-name="L29" style:master-page-name="">
      <style:paragraph-properties fo:margin-top="0in" fo:margin-bottom="0.0972in" style:contextual-spacing="false" fo:line-height="120%" style:page-number="auto" fo:background-color="transparent">
        <style:background-image/>
      </style:paragraph-properties>
      <style:text-properties style:text-underline-style="solid" style:text-underline-width="auto" style:text-underline-color="font-color" officeooo:rsid="00f47479" officeooo:paragraph-rsid="00f64ec5"/>
    </style:style>
    <style:style style:name="P166" style:family="paragraph" style:parent-style-name="Text_20_body" style:list-style-name="L31">
      <style:paragraph-properties fo:margin-top="0in" fo:margin-bottom="0.0972in" style:contextual-spacing="false" fo:line-height="120%" fo:background-color="transparent">
        <style:background-image/>
      </style:paragraph-properties>
      <style:text-properties style:text-underline-style="none" officeooo:rsid="00f64ec5" officeooo:paragraph-rsid="00f64ec5"/>
    </style:style>
    <style:style style:name="P167" style:family="paragraph" style:parent-style-name="Text_20_body" style:list-style-name="L24" style:master-page-name="">
      <style:paragraph-properties fo:margin-left="1in" fo:margin-right="0in" fo:margin-top="0in" fo:margin-bottom="0.0972in" style:contextual-spacing="false" fo:line-height="120%" fo:text-indent="-0.1866in" style:auto-text-indent="false" style:page-number="auto" fo:background-color="transparent">
        <style:tab-stops>
          <style:tab-stop style:position="1.0035in"/>
        </style:tab-stops>
        <style:background-image/>
      </style:paragraph-properties>
      <style:text-properties style:text-underline-style="none" officeooo:rsid="00f4a25c" officeooo:paragraph-rsid="00f4a25c"/>
    </style:style>
    <style:style style:name="P168" style:family="paragraph" style:parent-style-name="Text_20_body" style:list-style-name="L24" style:master-page-name="">
      <style:paragraph-properties fo:margin-left="1.0618in" fo:margin-right="0in" fo:margin-top="0in" fo:margin-bottom="0.0972in" style:contextual-spacing="false" fo:line-height="120%" fo:text-indent="-0.25in" style:auto-text-indent="false" style:page-number="auto" fo:background-color="transparent">
        <style:background-image/>
      </style:paragraph-properties>
      <style:text-properties style:text-underline-style="none" officeooo:rsid="00f4a25c" officeooo:paragraph-rsid="00f4a25c"/>
    </style:style>
    <style:style style:name="P169" style:family="paragraph" style:parent-style-name="Text_20_body" style:list-style-name="L24" style:master-page-name="">
      <style:paragraph-properties fo:margin-left="1in" fo:margin-right="0in" fo:margin-top="0in" fo:margin-bottom="0.0972in" style:contextual-spacing="false" fo:line-height="120%" fo:text-indent="-0.25in" style:auto-text-indent="false" style:page-number="auto" fo:background-color="transparent">
        <style:background-image/>
      </style:paragraph-properties>
      <style:text-properties style:text-underline-style="none" officeooo:rsid="00f64ec5" officeooo:paragraph-rsid="00f64ec5"/>
    </style:style>
    <style:style style:name="P170" style:family="paragraph" style:parent-style-name="Text_20_body" style:list-style-name="L30" style:master-page-name="">
      <style:paragraph-properties fo:margin-left="1in" fo:margin-right="0in" fo:margin-top="0in" fo:margin-bottom="0.0972in" style:contextual-spacing="false" fo:line-height="120%" fo:text-indent="-0.25in" style:auto-text-indent="false" style:page-number="auto" fo:background-color="transparent">
        <style:background-image/>
      </style:paragraph-properties>
      <style:text-properties style:text-underline-style="none" officeooo:rsid="00f64ec5" officeooo:paragraph-rsid="00f64ec5"/>
    </style:style>
    <style:style style:name="P171" style:family="paragraph" style:parent-style-name="Text_20_body" style:list-style-name="L24">
      <style:paragraph-properties fo:margin-left="1in" fo:margin-right="0in" fo:margin-top="0in" fo:margin-bottom="0.0972in" style:contextual-spacing="false" fo:line-height="120%" fo:text-indent="-0.25in" style:auto-text-indent="false" fo:background-color="transparent">
        <style:background-image/>
      </style:paragraph-properties>
      <style:text-properties style:text-underline-style="none" officeooo:rsid="00f64ec5" officeooo:paragraph-rsid="00f64ec5"/>
    </style:style>
    <style:style style:name="P172" style:family="paragraph" style:parent-style-name="Text_20_body" style:list-style-name="L30">
      <style:paragraph-properties fo:margin-left="1in" fo:margin-right="0in" fo:margin-top="0in" fo:margin-bottom="0.0972in" style:contextual-spacing="false" fo:line-height="120%" fo:text-indent="-0.25in" style:auto-text-indent="false" fo:background-color="transparent">
        <style:background-image/>
      </style:paragraph-properties>
      <style:text-properties style:text-underline-style="none" officeooo:rsid="00f64ec5" officeooo:paragraph-rsid="00f64ec5"/>
    </style:style>
    <style:style style:name="P173" style:family="paragraph" style:parent-style-name="Heading_20_2">
      <style:text-properties officeooo:rsid="0013e564"/>
    </style:style>
    <style:style style:name="P174" style:family="paragraph" style:parent-style-name="Heading_20_2">
      <style:text-properties officeooo:rsid="001a67a3"/>
    </style:style>
    <style:style style:name="P175" style:family="paragraph" style:parent-style-name="Heading_20_2">
      <style:text-properties officeooo:rsid="001a67a3" officeooo:paragraph-rsid="00b51392"/>
    </style:style>
    <style:style style:name="P176" style:family="paragraph" style:parent-style-name="Heading_20_2">
      <style:text-properties officeooo:rsid="0035acd3" officeooo:paragraph-rsid="0035acd3"/>
    </style:style>
    <style:style style:name="P177" style:family="paragraph" style:parent-style-name="Heading_20_2">
      <style:text-properties officeooo:paragraph-rsid="00ae1c61"/>
    </style:style>
    <style:style style:name="P178" style:family="paragraph" style:parent-style-name="Heading_20_2">
      <style:text-properties officeooo:rsid="00e206db" officeooo:paragraph-rsid="00e206db"/>
    </style:style>
    <style:style style:name="P179" style:family="paragraph" style:parent-style-name="Heading_20_2">
      <style:text-properties officeooo:rsid="012fcb5e" officeooo:paragraph-rsid="012fcb5e"/>
    </style:style>
    <style:style style:name="P180" style:family="paragraph" style:parent-style-name="Heading_20_2">
      <style:paragraph-properties fo:margin-top="0.1402in" fo:margin-bottom="0.0201in" style:contextual-spacing="false"/>
      <style:text-properties style:use-window-font-color="true" officeooo:rsid="0035acd3" officeooo:paragraph-rsid="0035acd3" fo:background-color="transparent"/>
    </style:style>
    <style:style style:name="P181" style:family="paragraph" style:parent-style-name="Heading_20_1">
      <style:text-properties fo:color="#3465a4" officeooo:rsid="000995cf" officeooo:paragraph-rsid="000995cf"/>
    </style:style>
    <style:style style:name="P182" style:family="paragraph" style:parent-style-name="Heading_20_1">
      <style:text-properties fo:color="#3465a4" officeooo:rsid="000dd0f2" officeooo:paragraph-rsid="000995cf"/>
    </style:style>
    <style:style style:name="P183" style:family="paragraph" style:parent-style-name="Heading_20_1">
      <style:text-properties fo:color="#3465a4" officeooo:rsid="0010c86b" officeooo:paragraph-rsid="000995cf"/>
    </style:style>
    <style:style style:name="P184" style:family="paragraph" style:parent-style-name="Heading_20_1">
      <style:text-properties officeooo:rsid="000995cf" officeooo:paragraph-rsid="000995cf"/>
    </style:style>
    <style:style style:name="P185" style:family="paragraph" style:parent-style-name="Heading_20_1">
      <style:text-properties officeooo:rsid="00972c00" officeooo:paragraph-rsid="00d58528"/>
    </style:style>
    <style:style style:name="P186" style:family="paragraph" style:parent-style-name="Heading_20_3">
      <style:text-properties officeooo:rsid="0021d0a8"/>
    </style:style>
    <style:style style:name="P187" style:family="paragraph" style:parent-style-name="Heading_20_3">
      <style:text-properties officeooo:rsid="00bc98a0" officeooo:paragraph-rsid="00bc98a0"/>
    </style:style>
    <style:style style:name="P188" style:family="paragraph" style:parent-style-name="Heading_20_3">
      <style:text-properties officeooo:rsid="00bd8e71" officeooo:paragraph-rsid="00bd8e71"/>
    </style:style>
    <style:style style:name="P189" style:family="paragraph" style:parent-style-name="Heading_20_3">
      <style:text-properties officeooo:rsid="0045e50e"/>
    </style:style>
    <style:style style:name="P190" style:family="paragraph" style:parent-style-name="Heading_20_3">
      <style:text-properties officeooo:rsid="0045e50e" officeooo:paragraph-rsid="002a7d76"/>
    </style:style>
    <style:style style:name="P191" style:family="paragraph" style:parent-style-name="Heading_20_3">
      <style:text-properties officeooo:rsid="0045e50e" officeooo:paragraph-rsid="0045e50e"/>
    </style:style>
    <style:style style:name="P192" style:family="paragraph" style:parent-style-name="Heading_20_3">
      <style:text-properties officeooo:rsid="003e2955" officeooo:paragraph-rsid="003c5e40"/>
    </style:style>
    <style:style style:name="P193" style:family="paragraph" style:parent-style-name="Heading_20_3">
      <style:text-properties officeooo:rsid="003e2955" officeooo:paragraph-rsid="003e2955"/>
    </style:style>
    <style:style style:name="P194" style:family="paragraph" style:parent-style-name="Heading_20_3">
      <style:text-properties officeooo:rsid="0035acd3" officeooo:paragraph-rsid="0035acd3"/>
    </style:style>
    <style:style style:name="P195" style:family="paragraph" style:parent-style-name="Heading_20_3">
      <style:text-properties officeooo:rsid="0050ed27" officeooo:paragraph-rsid="0050ed27"/>
    </style:style>
    <style:style style:name="P196" style:family="paragraph" style:parent-style-name="Heading_20_3">
      <style:text-properties officeooo:rsid="00e206db" officeooo:paragraph-rsid="00e206db"/>
    </style:style>
    <style:style style:name="P197" style:family="paragraph" style:parent-style-name="Heading_20_3">
      <style:text-properties officeooo:rsid="00e206db" officeooo:paragraph-rsid="00e3afcd"/>
    </style:style>
    <style:style style:name="P198" style:family="paragraph" style:parent-style-name="Heading_20_3">
      <style:text-properties officeooo:rsid="00e94269" officeooo:paragraph-rsid="00e94269"/>
    </style:style>
    <style:style style:name="P199" style:family="paragraph" style:parent-style-name="Heading_20_3">
      <style:text-properties officeooo:rsid="010ce010" officeooo:paragraph-rsid="010ce010"/>
    </style:style>
    <style:style style:name="P200" style:family="paragraph" style:parent-style-name="Heading_20_3">
      <style:text-properties officeooo:rsid="00e3afcd" officeooo:paragraph-rsid="00e3afcd"/>
    </style:style>
    <style:style style:name="P201" style:family="paragraph" style:parent-style-name="Heading_20_3">
      <style:text-properties officeooo:rsid="007cae08" officeooo:paragraph-rsid="0075d416"/>
    </style:style>
    <style:style style:name="P202" style:family="paragraph" style:parent-style-name="Heading_20_3">
      <style:text-properties officeooo:rsid="0075d416" officeooo:paragraph-rsid="0075d416"/>
    </style:style>
    <style:style style:name="P203" style:family="paragraph" style:parent-style-name="Heading_20_4">
      <style:text-properties officeooo:rsid="00656ac9" officeooo:paragraph-rsid="00656ac9"/>
    </style:style>
    <style:style style:name="P204" style:family="paragraph" style:parent-style-name="Heading_20_4">
      <style:text-properties officeooo:rsid="00e3afcd" officeooo:paragraph-rsid="00e3afcd"/>
    </style:style>
    <style:style style:name="P205" style:family="paragraph" style:parent-style-name="Heading_20_4">
      <style:text-properties officeooo:rsid="010d77c1" officeooo:paragraph-rsid="010d77c1"/>
    </style:style>
    <style:style style:name="P206" style:family="paragraph" style:parent-style-name="Heading_20_4">
      <style:text-properties officeooo:rsid="010d77c1" officeooo:paragraph-rsid="010e1fb8"/>
    </style:style>
    <style:style style:name="P207" style:family="paragraph" style:parent-style-name="Heading_20_4">
      <style:text-properties officeooo:rsid="0111e28d" officeooo:paragraph-rsid="0111e28d"/>
    </style:style>
    <style:style style:name="P208" style:family="paragraph" style:parent-style-name="Heading_20_4">
      <style:text-properties officeooo:rsid="00f32a77" officeooo:paragraph-rsid="00f32a77"/>
    </style:style>
    <style:style style:name="P209" style:family="paragraph" style:parent-style-name="Table_20_Contents" style:list-style-name="L16">
      <style:text-properties officeooo:rsid="00445d83" officeooo:paragraph-rsid="0027e7ba"/>
    </style:style>
    <style:style style:name="P210" style:family="paragraph" style:parent-style-name="Preformatted_20_Text" style:list-style-name="L21">
      <style:text-properties officeooo:rsid="0115159f" officeooo:paragraph-rsid="0115159f"/>
    </style:style>
    <style:style style:name="P211" style:family="paragraph" style:parent-style-name="Standard" style:list-style-name="L22">
      <style:text-properties officeooo:rsid="010f84e7" officeooo:paragraph-rsid="010f84e7"/>
    </style:style>
    <style:style style:name="P212" style:family="paragraph" style:parent-style-name="Standard" style:list-style-name="L22">
      <style:text-properties officeooo:rsid="010ff7c2" officeooo:paragraph-rsid="010ff7c2"/>
    </style:style>
    <style:style style:name="P213" style:family="paragraph" style:parent-style-name="Standard" style:list-style-name="L22">
      <style:text-properties officeooo:rsid="011e41ab" officeooo:paragraph-rsid="011e41ab"/>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fo:font-size="18pt" fo:font-style="italic" officeooo:rsid="00b1657f" style:font-size-asian="18pt" style:font-style-asian="italic" style:font-size-complex="18pt" style:font-style-complex="italic"/>
    </style:style>
    <style:style style:name="T5" style:family="text">
      <style:text-properties officeooo:rsid="000bfa8c"/>
    </style:style>
    <style:style style:name="T6" style:family="text">
      <style:text-properties officeooo:rsid="000ef112"/>
    </style:style>
    <style:style style:name="T7" style:family="text">
      <style:text-properties officeooo:rsid="00102d4a"/>
    </style:style>
    <style:style style:name="T8" style:family="text">
      <style:text-properties officeooo:rsid="00116b1d"/>
    </style:style>
    <style:style style:name="T9" style:family="text">
      <style:text-properties officeooo:rsid="0013e564"/>
    </style:style>
    <style:style style:name="T10" style:family="text">
      <style:text-properties fo:font-size="15pt" fo:font-style="italic" style:font-size-asian="15pt" style:font-style-asian="italic" style:font-size-complex="15pt" style:font-style-complex="italic"/>
    </style:style>
    <style:style style:name="T11" style:family="text">
      <style:text-properties officeooo:rsid="0021d0a8"/>
    </style:style>
    <style:style style:name="T12" style:family="text">
      <style:text-properties officeooo:rsid="00307392"/>
    </style:style>
    <style:style style:name="T13" style:family="text">
      <style:text-properties officeooo:rsid="0032db4e"/>
    </style:style>
    <style:style style:name="T14" style:family="text">
      <style:text-properties fo:color="#3465a4"/>
    </style:style>
    <style:style style:name="T15" style:family="text">
      <style:text-properties fo:color="#3465a4" officeooo:rsid="00785a85"/>
    </style:style>
    <style:style style:name="T16" style:family="text">
      <style:text-properties fo:color="#3465a4" officeooo:rsid="00e94269"/>
    </style:style>
    <style:style style:name="T17" style:family="text">
      <style:text-properties style:use-window-font-color="true" fo:background-color="transparent" loext:char-shading-value="0"/>
    </style:style>
    <style:style style:name="T18" style:family="text">
      <style:text-properties style:use-window-font-color="true" officeooo:rsid="00722096" fo:background-color="transparent" loext:char-shading-value="0"/>
    </style:style>
    <style:style style:name="T19" style:family="text">
      <style:text-properties officeooo:rsid="0037c878"/>
    </style:style>
    <style:style style:name="T20" style:family="text">
      <style:text-properties officeooo:rsid="0042831d"/>
    </style:style>
    <style:style style:name="T21" style:family="text">
      <style:text-properties officeooo:rsid="0046c8e9"/>
    </style:style>
    <style:style style:name="T22" style:family="text">
      <style:text-properties officeooo:rsid="004b4089"/>
    </style:style>
    <style:style style:name="T23" style:family="text">
      <style:text-properties officeooo:rsid="006405b5"/>
    </style:style>
    <style:style style:name="T24" style:family="text">
      <style:text-properties officeooo:rsid="00656ac9"/>
    </style:style>
    <style:style style:name="T25" style:family="text">
      <style:text-properties officeooo:rsid="007aebbb"/>
    </style:style>
    <style:style style:name="T26" style:family="text">
      <style:text-properties officeooo:rsid="007cae08"/>
    </style:style>
    <style:style style:name="T27" style:family="text">
      <style:text-properties officeooo:rsid="00841df8"/>
    </style:style>
    <style:style style:name="T28" style:family="text">
      <style:text-properties officeooo:rsid="00b21ca3"/>
    </style:style>
    <style:style style:name="T29" style:family="text">
      <style:text-properties officeooo:rsid="00b51392"/>
    </style:style>
    <style:style style:name="T30" style:family="text">
      <style:text-properties officeooo:rsid="00b6fcac"/>
    </style:style>
    <style:style style:name="T31" style:family="text">
      <style:text-properties officeooo:rsid="00b7e5a7"/>
    </style:style>
    <style:style style:name="T32" style:family="text">
      <style:text-properties officeooo:rsid="00ba77da"/>
    </style:style>
    <style:style style:name="T33" style:family="text">
      <style:text-properties officeooo:rsid="00bae2c9"/>
    </style:style>
    <style:style style:name="T34" style:family="text">
      <style:text-properties officeooo:rsid="00bc2c88"/>
    </style:style>
    <style:style style:name="T35" style:family="text">
      <style:text-properties officeooo:rsid="00bc98a0"/>
    </style:style>
    <style:style style:name="T36" style:family="text">
      <style:text-properties officeooo:rsid="00be60cf"/>
    </style:style>
    <style:style style:name="T37" style:family="text">
      <style:text-properties officeooo:rsid="00bfe1ef"/>
    </style:style>
    <style:style style:name="T38" style:family="text">
      <style:text-properties officeooo:rsid="00c03e0c"/>
    </style:style>
    <style:style style:name="T39" style:family="text">
      <style:text-properties officeooo:rsid="00c0ab84"/>
    </style:style>
    <style:style style:name="T40" style:family="text">
      <style:text-properties officeooo:rsid="00c1b4b4"/>
    </style:style>
    <style:style style:name="T41" style:family="text">
      <style:text-properties officeooo:rsid="00c34f3f"/>
    </style:style>
    <style:style style:name="T42" style:family="text">
      <style:text-properties officeooo:rsid="00c4d374"/>
    </style:style>
    <style:style style:name="T43" style:family="text">
      <style:text-properties officeooo:rsid="00c92e8b"/>
    </style:style>
    <style:style style:name="T44" style:family="text">
      <style:text-properties officeooo:rsid="00caa4db"/>
    </style:style>
    <style:style style:name="T45" style:family="text">
      <style:text-properties officeooo:rsid="00cb4f2f"/>
    </style:style>
    <style:style style:name="T46" style:family="text">
      <style:text-properties officeooo:rsid="00cc843a"/>
    </style:style>
    <style:style style:name="T47" style:family="text">
      <style:text-properties officeooo:rsid="00ce662f"/>
    </style:style>
    <style:style style:name="T48" style:family="text">
      <style:text-properties officeooo:rsid="00cf2265"/>
    </style:style>
    <style:style style:name="T49" style:family="text">
      <style:text-properties officeooo:rsid="00cf7d5e"/>
    </style:style>
    <style:style style:name="T50" style:family="text">
      <style:text-properties officeooo:rsid="00d165e5"/>
    </style:style>
    <style:style style:name="T51" style:family="text">
      <style:text-properties officeooo:rsid="00d480a8"/>
    </style:style>
    <style:style style:name="T52" style:family="text">
      <style:text-properties officeooo:rsid="00d54461"/>
    </style:style>
    <style:style style:name="T53" style:family="text">
      <style:text-properties officeooo:rsid="00dde10e"/>
    </style:style>
    <style:style style:name="T54" style:family="text">
      <style:text-properties officeooo:rsid="00dfc9ae"/>
    </style:style>
    <style:style style:name="T55" style:family="text">
      <style:text-properties officeooo:rsid="00e13365"/>
    </style:style>
    <style:style style:name="T56" style:family="text">
      <style:text-properties officeooo:rsid="00e206db"/>
    </style:style>
    <style:style style:name="T57" style:family="text">
      <style:text-properties officeooo:rsid="00e21a8c"/>
    </style:style>
    <style:style style:name="T58" style:family="text">
      <style:text-properties officeooo:rsid="00e2a818"/>
    </style:style>
    <style:style style:name="T59" style:family="text">
      <style:text-properties officeooo:rsid="00e3afcd"/>
    </style:style>
    <style:style style:name="T60" style:family="text">
      <style:text-properties officeooo:rsid="00e554e8"/>
    </style:style>
    <style:style style:name="T61" style:family="text">
      <style:text-properties officeooo:rsid="00e74987"/>
    </style:style>
    <style:style style:name="T62" style:family="text">
      <style:text-properties officeooo:rsid="00eb094b"/>
    </style:style>
    <style:style style:name="T63" style:family="text">
      <style:text-properties officeooo:rsid="00ecde8a"/>
    </style:style>
    <style:style style:name="T64" style:family="text">
      <style:text-properties officeooo:rsid="00eeece9"/>
    </style:style>
    <style:style style:name="T65" style:family="text">
      <style:text-properties officeooo:rsid="00efa00e"/>
    </style:style>
    <style:style style:name="T66" style:family="text">
      <style:text-properties officeooo:rsid="00f1ef55"/>
    </style:style>
    <style:style style:name="T67" style:family="text">
      <style:text-properties officeooo:rsid="00f2ffcb"/>
    </style:style>
    <style:style style:name="T68" style:family="text">
      <style:text-properties officeooo:rsid="00f32a77"/>
    </style:style>
    <style:style style:name="T69" style:family="text">
      <style:text-properties officeooo:rsid="00f47479"/>
    </style:style>
    <style:style style:name="T70" style:family="text">
      <style:text-properties officeooo:rsid="00f4a25c"/>
    </style:style>
    <style:style style:name="T71" style:family="text">
      <style:text-properties officeooo:rsid="00f64ec5"/>
    </style:style>
    <style:style style:name="T72" style:family="text">
      <style:text-properties officeooo:rsid="00f65302"/>
    </style:style>
    <style:style style:name="T73" style:family="text">
      <style:text-properties officeooo:rsid="00f6711b"/>
    </style:style>
    <style:style style:name="T74" style:family="text">
      <style:text-properties officeooo:rsid="00f70798"/>
    </style:style>
    <style:style style:name="T75" style:family="text">
      <style:text-properties officeooo:rsid="00f781da"/>
    </style:style>
    <style:style style:name="T76" style:family="text">
      <style:text-properties officeooo:rsid="00f84159"/>
    </style:style>
    <style:style style:name="T77" style:family="text">
      <style:text-properties officeooo:rsid="00f966d3"/>
    </style:style>
    <style:style style:name="T78" style:family="text">
      <style:text-properties officeooo:rsid="00fa9b26"/>
    </style:style>
    <style:style style:name="T79" style:family="text">
      <style:text-properties officeooo:rsid="00fb8d14"/>
    </style:style>
    <style:style style:name="T80" style:family="text">
      <style:text-properties officeooo:rsid="00fcfbc8"/>
    </style:style>
    <style:style style:name="T81" style:family="text">
      <style:text-properties officeooo:rsid="00feb71b"/>
    </style:style>
    <style:style style:name="T82" style:family="text">
      <style:text-properties officeooo:rsid="01020170"/>
    </style:style>
    <style:style style:name="T83" style:family="text">
      <style:text-properties officeooo:rsid="0103ce06"/>
    </style:style>
    <style:style style:name="T84" style:family="text">
      <style:text-properties officeooo:rsid="0104f8d1"/>
    </style:style>
    <style:style style:name="T85" style:family="text">
      <style:text-properties officeooo:rsid="0105088f"/>
    </style:style>
    <style:style style:name="T86" style:family="text">
      <style:text-properties officeooo:rsid="01067c04"/>
    </style:style>
    <style:style style:name="T87" style:family="text">
      <style:text-properties officeooo:rsid="01079f7c"/>
    </style:style>
    <style:style style:name="T88" style:family="text">
      <style:text-properties officeooo:rsid="0109968e"/>
    </style:style>
    <style:style style:name="T89" style:family="text">
      <style:text-properties officeooo:rsid="010ce010"/>
    </style:style>
    <style:style style:name="T90" style:family="text">
      <style:text-properties officeooo:rsid="010d0270"/>
    </style:style>
    <style:style style:name="T91" style:family="text">
      <style:text-properties officeooo:rsid="010e1fb8"/>
    </style:style>
    <style:style style:name="T92" style:family="text">
      <style:text-properties officeooo:rsid="010f84e7"/>
    </style:style>
    <style:style style:name="T93" style:family="text">
      <style:text-properties fo:color="#000000" style:font-name="Monospace" fo:font-size="10pt" fo:background-color="#e8f2fe" loext:char-shading-value="0" style:font-size-asian="10pt"/>
    </style:style>
    <style:style style:name="T94" style:family="text">
      <style:text-properties fo:color="#000000" style:font-name="Monospace" fo:font-size="10pt" officeooo:rsid="010ff7c2" fo:background-color="#e8f2fe" loext:char-shading-value="0" style:font-size-asian="10pt"/>
    </style:style>
    <style:style style:name="T95" style:family="text">
      <style:text-properties fo:color="#005032" style:font-name="Monospace" fo:font-size="10pt" fo:background-color="#e8f2fe" loext:char-shading-value="0" style:font-size-asian="10pt"/>
    </style:style>
    <style:style style:name="T96" style:family="text">
      <style:text-properties fo:color="#2a00ff" style:font-name="Monospace" fo:font-size="10pt" officeooo:rsid="010f84e7" fo:background-color="#e8f2fe" loext:char-shading-value="0" style:font-size-asian="10pt"/>
    </style:style>
    <style:style style:name="T97" style:family="text">
      <style:text-properties officeooo:rsid="010ff7c2"/>
    </style:style>
    <style:style style:name="T98" style:family="text">
      <style:text-properties officeooo:rsid="0111e28d"/>
    </style:style>
    <style:style style:name="T99" style:family="text">
      <style:text-properties officeooo:rsid="0115159f"/>
    </style:style>
    <style:style style:name="T100" style:family="text">
      <style:text-properties officeooo:rsid="0116e84e"/>
    </style:style>
    <style:style style:name="T101" style:family="text">
      <style:text-properties officeooo:rsid="0118972d"/>
    </style:style>
    <style:style style:name="T102" style:family="text">
      <style:text-properties officeooo:rsid="0119afb1"/>
    </style:style>
    <style:style style:name="T103" style:family="text">
      <style:text-properties officeooo:rsid="011a5152"/>
    </style:style>
    <style:style style:name="T104" style:family="text">
      <style:text-properties officeooo:rsid="011bd09d"/>
    </style:style>
    <style:style style:name="T105" style:family="text">
      <style:text-properties officeooo:rsid="011d5b54"/>
    </style:style>
    <style:style style:name="T106" style:family="text">
      <style:text-properties officeooo:rsid="011da7a8"/>
    </style:style>
    <style:style style:name="T107" style:family="text">
      <style:text-properties officeooo:rsid="011e41ab"/>
    </style:style>
    <style:style style:name="T108" style:family="text">
      <style:text-properties fo:color="#009900"/>
    </style:style>
    <style:style style:name="T109" style:family="text">
      <style:text-properties fo:color="#009900" officeooo:rsid="011da7a8"/>
    </style:style>
    <style:style style:name="T110" style:family="text">
      <style:text-properties officeooo:rsid="011e7dd0"/>
    </style:style>
    <style:style style:name="T111" style:family="text">
      <style:text-properties officeooo:rsid="0121c240"/>
    </style:style>
    <style:style style:name="T112" style:family="text">
      <style:text-properties officeooo:rsid="0124f8d6"/>
    </style:style>
    <style:style style:name="T113" style:family="text">
      <style:text-properties officeooo:rsid="0128cc55"/>
    </style:style>
    <style:style style:name="T114" style:family="text">
      <style:text-properties officeooo:rsid="012a3430"/>
    </style:style>
    <style:style style:name="T115" style:family="text">
      <style:text-properties officeooo:rsid="012cca8d"/>
    </style:style>
    <style:style style:name="T116" style:family="text">
      <style:text-properties officeooo:rsid="012dd531"/>
    </style:style>
    <style:style style:name="T117" style:family="text">
      <style:text-properties officeooo:rsid="012fcb5e"/>
    </style:style>
    <style:style style:name="T118" style:family="text">
      <style:text-properties officeooo:rsid="01325db8"/>
    </style:style>
    <style:style style:name="T119" style:family="text">
      <style:text-properties officeooo:rsid="01326f5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72in" fo:text-indent="-0.25in" fo:margin-left="3.0472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Simulated Robot </text:p>
      <text:p text:style-name="P48"><text:span text:style-name="T3">For </text:span><text:span text:style-name="T2">FRC 201</text:span><text:span text:style-name="T4">7</text:span><text:span text:style-name="T2"> </text:span><text:span text:style-name="T1">“</text:span><text:span text:style-name="T4">Steamworks</text:span><text:span text:style-name="T2">” </text:span><text:span text:style-name="T4">Game</text:span></text:p>
      <text:p text:style-name="P48"><text:span text:style-name="T10">Team 159</text:span> </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span>    </text:index-entry-span>
            <text:index-entry-link-start text:style-name="Index_20_Link"/>
            <text:index-entry-chapter/>
            <text:index-entry-text/>
            <text:index-entry-tab-stop style:type="right" style:leader-char="."/>
            <text:index-entry-page-number/>
            <text:index-entry-link-end/>
            <text:index-entry-span>  </text:index-entry-span>
          </text:table-of-content-entry-template>
          <text:table-of-content-entry-template text:outline-level="2" text:style-name="Contents_20_2">
            <text:index-entry-tab-stop style:type="left" style:position="0.1in" style:leader-char=" "/>
            <text:index-entry-span>    </text:index-entry-span>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tab-stop style:type="left" style:position="0.3in" style:leader-char=" "/>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s text:c="4"/><text:a xlink:type="simple" xlink:href="#__RefHeading___Toc12811_350150219" text:style-name="Index_20_Link" text:visited-style-name="Index_20_Link">Motivation<text:tab/>2</text:a> <text:s/></text:p>
          <text:p text:style-name="P66"><text:tab/> <text:s text:c="3"/><text:a xlink:type="simple" xlink:href="#__RefHeading___Toc12813_350150219" text:style-name="Index_20_Link" text:visited-style-name="Index_20_Link">1 Overview<text:tab/>2</text:a></text:p>
          <text:p text:style-name="P65"><text:s text:c="4"/><text:a xlink:type="simple" xlink:href="#__RefHeading___Toc12815_350150219" text:style-name="Index_20_Link" text:visited-style-name="Index_20_Link">Tools and Resources<text:tab/>2</text:a> <text:s/></text:p>
          <text:p text:style-name="P66"><text:tab/> <text:s text:c="3"/><text:a xlink:type="simple" xlink:href="#__RefHeading___Toc12817_350150219" text:style-name="Index_20_Link" text:visited-style-name="Index_20_Link">1 Components<text:tab/>2</text:a></text:p>
          <text:p text:style-name="P65"><text:s text:c="4"/><text:a xlink:type="simple" xlink:href="#__RefHeading___Toc12819_350150219" text:style-name="Index_20_Link" text:visited-style-name="Index_20_Link">Solidworks<text:tab/>3</text:a> <text:s/></text:p>
          <text:p text:style-name="P66"><text:tab/> <text:s text:c="3"/><text:a xlink:type="simple" xlink:href="#__RefHeading___Toc12821_350150219" text:style-name="Index_20_Link" text:visited-style-name="Index_20_Link">1 Models<text:tab/>3</text:a></text:p>
          <text:p text:style-name="P66"><text:tab/> <text:s text:c="3"/><text:a xlink:type="simple" xlink:href="#__RefHeading___Toc12823_350150219" text:style-name="Index_20_Link" text:visited-style-name="Index_20_Link">2 Competition Robot<text:tab/>4</text:a></text:p>
          <text:p text:style-name="P66"><text:tab/> <text:s text:c="3"/><text:a xlink:type="simple" xlink:href="#__RefHeading___Toc12825_350150219" text:style-name="Index_20_Link" text:visited-style-name="Index_20_Link">3 Simulated Robot<text:tab/>5</text:a></text:p>
          <text:p text:style-name="P67"><text:tab/><text:a xlink:type="simple" xlink:href="#__RefHeading___Toc12827_350150219" text:style-name="Index_20_Link" text:visited-style-name="Index_20_Link"> <text:s/>3.1 <text:s/>Components Modeled<text:tab/>5</text:a></text:p>
          <text:p text:style-name="P67"><text:tab/><text:a xlink:type="simple" xlink:href="#__RefHeading___Toc12829_350150219" text:style-name="Index_20_Link" text:visited-style-name="Index_20_Link"> <text:s/>3.2 <text:s/>Components not Modeled<text:tab/>5</text:a></text:p>
          <text:p text:style-name="P67"><text:tab/><text:a xlink:type="simple" xlink:href="#__RefHeading___Toc12831_350150219" text:style-name="Index_20_Link" text:visited-style-name="Index_20_Link"> <text:s/>3.3 <text:s/>Simulation problems and workarounds<text:tab/>5</text:a></text:p>
          <text:p text:style-name="P67"><text:tab/><text:a xlink:type="simple" xlink:href="#__RefHeading___Toc12833_350150219" text:style-name="Index_20_Link" text:visited-style-name="Index_20_Link"> <text:s/>3.4 <text:s/>Screen-shot of final simulated robot<text:tab/>6</text:a></text:p>
          <text:p text:style-name="P67"><text:tab/><text:a xlink:type="simple" xlink:href="#__RefHeading___Toc12837_350150219" text:style-name="Index_20_Link" text:visited-style-name="Index_20_Link"> <text:s/>3.5 <text:s/>Sources<text:tab/>6</text:a></text:p>
          <text:p text:style-name="P65"><text:s text:c="4"/><text:a xlink:type="simple" xlink:href="#__RefHeading___Toc12839_350150219" text:style-name="Index_20_Link" text:visited-style-name="Index_20_Link">Software<text:tab/>6</text:a> <text:s/></text:p>
          <text:p text:style-name="P66"><text:tab/> <text:s text:c="3"/><text:a xlink:type="simple" xlink:href="#__RefHeading___Toc12841_350150219" text:style-name="Index_20_Link" text:visited-style-name="Index_20_Link">1 Software paradigms<text:tab/>6</text:a></text:p>
          <text:p text:style-name="P66"><text:tab/> <text:s text:c="3"/><text:a xlink:type="simple" xlink:href="#__RefHeading___Toc12843_350150219" text:style-name="Index_20_Link" text:visited-style-name="Index_20_Link">2 Competition Robot Project Software<text:tab/>7</text:a></text:p>
          <text:p text:style-name="P67"><text:tab/><text:a xlink:type="simple" xlink:href="#__RefHeading___Toc12845_350150219" text:style-name="Index_20_Link" text:visited-style-name="Index_20_Link"> <text:s/>2.1 <text:s/>Paradigm<text:tab/>7</text:a></text:p>
          <text:p text:style-name="P67"><text:tab/><text:a xlink:type="simple" xlink:href="#__RefHeading___Toc12847_350150219" text:style-name="Index_20_Link" text:visited-style-name="Index_20_Link"> <text:s/>2.2 <text:s/>Architecture<text:tab/>7</text:a></text:p>
          <text:p text:style-name="P67"><text:tab/><text:a xlink:type="simple" xlink:href="#__RefHeading___Toc12849_350150219" text:style-name="Index_20_Link" text:visited-style-name="Index_20_Link"> <text:s/>2.3 <text:s/>Code sources<text:tab/>7</text:a></text:p>
          <text:p text:style-name="P66"><text:tab/> <text:s text:c="3"/><text:a xlink:type="simple" xlink:href="#__RefHeading___Toc12851_350150219" text:style-name="Index_20_Link" text:visited-style-name="Index_20_Link">3 Simulation Robot Project Software<text:tab/>8</text:a></text:p>
          <text:p text:style-name="P67"><text:tab/><text:a xlink:type="simple" xlink:href="#__RefHeading___Toc12853_350150219" text:style-name="Index_20_Link" text:visited-style-name="Index_20_Link"> <text:s/>3.1 <text:s/>Software paradigm<text:tab/>8</text:a></text:p>
          <text:p text:style-name="P67"><text:tab/><text:a xlink:type="simple" xlink:href="#__RefHeading___Toc12855_350150219" text:style-name="Index_20_Link" text:visited-style-name="Index_20_Link"> <text:s/>3.2 <text:s/>Code sources<text:tab/>8</text:a></text:p>
          <text:p text:style-name="P67"><text:tab/><text:a xlink:type="simple" xlink:href="#__RefHeading___Toc12857_350150219" text:style-name="Index_20_Link" text:visited-style-name="Index_20_Link"> <text:s/>3.3 <text:s/>Patches for WPI library bugs<text:tab/>8</text:a></text:p>
          <text:p text:style-name="P66"><text:tab/> <text:s text:c="3"/><text:a xlink:type="simple" xlink:href="#__RefHeading___Toc12863_350150219" text:style-name="Index_20_Link" text:visited-style-name="Index_20_Link">4 Launching a simulation<text:tab/>9</text:a></text:p>
          <text:p text:style-name="P66"><text:tab/> <text:s text:c="3"/><text:a xlink:type="simple" xlink:href="#__RefHeading___Toc12865_350150219" text:style-name="Index_20_Link" text:visited-style-name="Index_20_Link">5 Autonomous mode<text:tab/>10</text:a></text:p>
          <text:p text:style-name="P67"><text:tab/><text:a xlink:type="simple" xlink:href="#__RefHeading___Toc12867_350150219" text:style-name="Index_20_Link" text:visited-style-name="Index_20_Link"> <text:s/>5.1 <text:s/>Strategy and Requirements<text:tab/>10</text:a></text:p>
          <text:p text:style-name="P67"><text:tab/><text:a xlink:type="simple" xlink:href="#__RefHeading___Toc12869_350150219" text:style-name="Index_20_Link" text:visited-style-name="Index_20_Link"> <text:s/>5.2 <text:s/>Design Plan<text:tab/>10</text:a></text:p>
          <text:p text:style-name="P67"><text:tab/><text:a xlink:type="simple" xlink:href="#__RefHeading___Toc12871_350150219" text:style-name="Index_20_Link" text:visited-style-name="Index_20_Link"> <text:s/>5.3 <text:s/>Command Implementation<text:tab/>10</text:a></text:p>
          <text:p text:style-name="P67"><text:tab/><text:a xlink:type="simple" xlink:href="#__RefHeading___Toc12879_350150219" text:style-name="Index_20_Link" text:visited-style-name="Index_20_Link"> <text:s/>5.4 <text:s/>Vision processing<text:tab/>11</text:a></text:p>
          <text:p text:style-name="P67"><text:tab/><text:a xlink:type="simple" xlink:href="#__RefHeading___Toc12881_350150219" text:style-name="Index_20_Link" text:visited-style-name="Index_20_Link"> <text:s/>5.5 <text:s/>Porting Image processing code to Raspberry Pi<text:tab/>12</text:a></text:p>
          <text:p text:style-name="P67"><text:tab/><text:a xlink:type="simple" xlink:href="#__RefHeading___Toc12889_350150219" text:style-name="Index_20_Link" text:visited-style-name="Index_20_Link"> <text:s/>5.6 <text:s/>Targeting details<text:tab/>14</text:a></text:p>
          <text:p text:style-name="P65"><text:s text:c="4"/><text:a xlink:type="simple" xlink:href="#__RefHeading___Toc12895_350150219" text:style-name="Index_20_Link" text:visited-style-name="Index_20_Link">Tests and Results (Simulation)<text:tab/>16</text:a> <text:s/></text:p>
          <text:p text:style-name="P67"><text:tab/><text:a xlink:type="simple" xlink:href="#__RefHeading___Toc12897_350150219" text:style-name="Index_20_Link" text:visited-style-name="Index_20_Link"> <text:s/>1.1 <text:s/>Tests and Observations<text:tab/>16</text:a></text:p>
          <text:p text:style-name="P67"><text:tab/><text:a xlink:type="simple" xlink:href="#__RefHeading___Toc12899_350150219" text:style-name="Index_20_Link" text:visited-style-name="Index_20_Link"> <text:s/>1.2 <text:s/>Screenshots<text:tab/>17</text:a></text:p>
        </text:index-body>
      </text:table-of-content>
      <text:p text:style-name="P45"/>
      <text:h text:style-name="P181" text:outline-level="1"><text:bookmark-start text:name="__RefHeading___Toc12811_350150219"/><text:soft-page-break/>Motivation<text:bookmark-end text:name="__RefHeading___Toc12811_350150219"/></text:h>
      <text:h text:style-name="Heading_20_2" text:outline-level="2"><text:bookmark-start text:name="__RefHeading___Toc12813_350150219"/>Overview<text:bookmark-end text:name="__RefHeading___Toc12813_350150219"/></text:h>
      <text:p text:style-name="P29">As was the case for the previous two seasons a Gazebo <text:span text:style-name="T73">robot </text:span>simulation project was developed in parallel with the team’s competition robot code for this year’s “Steamworks” game. Using the simulation tools <text:span text:style-name="T73">supported</text:span> by First has the following benefits:</text:p>
      <text:list xml:id="list6982023044244526563" text:style-name="L1">
        <text:list-item>
          <text:p text:style-name="P69">The ability to test the <text:span text:style-name="T73">performance</text:span> of a model as i<text:span text:style-name="T73">t </text:span>interacts with a <text:span text:style-name="T73">s</text:span>imulated FRC field without needing to construct <text:span text:style-name="T12">a working robot and</text:span> <text:span text:style-name="T11">physical</text:span> field elements</text:p>
        </text:list-item>
        <text:list-item>
          <text:p text:style-name="P70">The ability to test and develop software used to control a robot model prior to the availability of <text:span text:style-name="T5">a working physical prototype</text:span></text:p>
        </text:list-item>
        <text:list-item>
          <text:p text:style-name="P70">A mechanism to continue testing software strategies between bag day and the <text:span text:style-name="T11">days of </text:span>competition <text:span text:style-name="T73">(or while the physical robot is being worked on or assembled)</text:span></text:p>
        </text:list-item>
        <text:list-item>
          <text:p text:style-name="P70">A way to explore new sensor technologies (e.g. image recognition) and subsystem ideas (e.g. special drive-trains or manipulators) during the off-season</text:p>
        </text:list-item>
      </text:list>
      <text:h text:style-name="P182" text:outline-level="1"><text:bookmark-start text:name="__RefHeading___Toc12815_350150219"/>Tools <text:span text:style-name="T20">and Resources</text:span><text:bookmark-end text:name="__RefHeading___Toc12815_350150219"/></text:h>
      <text:h text:style-name="P173" text:outline-level="2"><text:bookmark-start text:name="__RefHeading___Toc12817_350150219"/>Components<text:bookmark-end text:name="__RefHeading___Toc12817_350150219"/></text:h>
      <text:p text:style-name="P1">The current simulation environment supported by First <text:span text:style-name="T11">includes</text:span> the following principle components:</text:p>
      <text:list xml:id="list2532349112980046397" text:style-name="L2">
        <text:list-item>
          <text:p text:style-name="P71">Solidworks “<text:span text:style-name="T6">sdf” </text:span>exporter</text:p>
        </text:list-item>
      </text:list>
      <text:list xml:id="list4675244209873454101" text:style-name="L3">
        <text:list-item>
          <text:p text:style-name="P72">A<text:span text:style-name="T6">n application “</text:span>plugin” that is used to produce a set of files from a Solidworks model that can be <text:span text:style-name="T6">exported</text:span> <text:span text:style-name="T6">to</text:span> the Gazebo simulator</text:p>
        </text:list-item>
      </text:list>
      <text:list xml:id="list110113607957105" text:continue-list="list2532349112980046397" text:style-name="L2">
        <text:list-item>
          <text:p text:style-name="P71">Eclipse linux_simulation build</text:p>
        </text:list-item>
      </text:list>
      <text:list xml:id="list1689796285621752375" text:style-name="L4">
        <text:list-item>
          <text:p text:style-name="P73">A special <text:span text:style-name="T7">Eclipse </text:span>build configuration that generates a “FRCUserProgram” binary from robot software source code that runs in the <text:span text:style-name="T73">Linux </text:span>Gazebo simulation environment</text:p>
        </text:list-item>
      </text:list>
      <text:list xml:id="list110113793785323" text:continue-list="list110113607957105" text:style-name="L2">
        <text:list-item>
          <text:p text:style-name="P71">Gazebo <text:span text:style-name="T6">simulator</text:span></text:p>
        </text:list-item>
      </text:list>
      <text:list xml:id="list4557468024934526368" text:style-name="L5">
        <text:list-item>
          <text:p text:style-name="P74"><text:span text:style-name="T73">Developed for the DARPA supported “DRC” challenges. </text:span>Provides a graphical simulation environment to test the interaction of the mechanical model created with the Solidworks exporter and the Software model created from the Eclipse linux_simulation build</text:p>
        </text:list-item>
      </text:list>
      <text:list xml:id="list110113332125254" text:continue-list="list110113793785323" text:style-name="L2">
        <text:list-item>
          <text:p text:style-name="P75">GRIP vision processing subsystem</text:p>
        </text:list-item>
      </text:list>
      <text:list xml:id="list6944791916948190328" text:style-name="L6">
        <text:list-item>
          <text:list>
            <text:list-item>
              <text:p text:style-name="P76">GRIP was introduced <text:span text:style-name="T73">by WPI </text:span>last year as a Java based application <text:span text:style-name="T74">t</text:span>o process camera images <text:span text:style-name="T73">and</text:span> isolate <text:span text:style-name="T74">vision </text:span>targets in the <text:span text:style-name="T73">FRC</text:span> field</text:p>
            </text:list-item>
          </text:list>
        </text:list-item>
      </text:list>
      <text:list xml:id="list7474031417672913296" text:style-name="L7">
        <text:list-item>
          <text:list>
            <text:list-item>
              <text:p text:style-name="P77">It was designed as a replacement for NI’s proprietary “NIVision” subsystem which was neither free (outside of First teams use) <text:span text:style-name="T50">n</text:span>or open sourced</text:p>
            </text:list-item>
            <text:list-item>
              <text:p text:style-name="P77"><text:soft-page-break/><text:span text:style-name="T74">Because t</text:span>he <text:span text:style-name="T74">original </text:span>Java based version was<text:span text:style-name="T50"> </text:span>found to be too slow when running on the RoboRIO arm processor <text:span text:style-name="T74">(</text:span>and also required installing a significant number of third party libraries<text:span text:style-name="T74">)</text:span> this year the recommended deployment method is to use a special tool in the GRIP user interface to generate native <text:span text:style-name="T74">OpenCV</text:span> source code (Java, C++ or Python) and then port that code to the target platform (e.g. by direct compilation into the robot program)</text:p>
            </text:list-item>
            <text:list-item>
              <text:p text:style-name="P77">In order to get this new approach working with the gazebo simulator (running in a <text:span text:style-name="T33">L</text:span>inux environment) i<text:span text:style-name="T82">t</text:span> was necessary to <text:span text:style-name="T33">first </text:span>build several components from source (cscore, <text:span text:style-name="T32">CameraServer </text:span>etc.) that <text:span text:style-name="T32">were supported by pre-compiled arm libraries when deployed on the Roborio but were not available for simulation. (A separate write-up about going about this is available on the MentorRepository github site:FRCSimulation2017.odt)</text:span></text:p>
            </text:list-item>
          </text:list>
        </text:list-item>
      </text:list>
      <text:list xml:id="list110112585949165" text:continue-list="list110113332125254" text:style-name="L2">
        <text:list-item>
          <text:p text:style-name="P78">SmartDashboard</text:p>
        </text:list-item>
      </text:list>
      <text:list xml:id="list4311128430967476059" text:style-name="L8">
        <text:list-item>
          <text:list>
            <text:list-item>
              <text:p text:style-name="P79">In addition to the Default dashboard (a pre-compiled NI application) FIRST/WPI provides two alternative Java based dashboards: “SmartDashboard <text:span text:style-name="T53">(2.0)</text:span>” and “SFX <text:span text:style-name="T53">(3.0)</text:span>”. <text:s/>SFX is based on JaxaFX and has a <text:span text:style-name="T53">better looking UI but unfortunately we couldn’t manage to get it to display any of the camera windows so we opted to use the older 2.0 dashboard</text:span></text:p>
            </text:list-item>
          </text:list>
        </text:list-item>
      </text:list>
      <text:h text:style-name="P183" text:outline-level="1"><text:bookmark-start text:name="__RefHeading___Toc12819_350150219"/>Solidworks<text:bookmark-end text:name="__RefHeading___Toc12819_350150219"/></text:h>
      <text:h text:style-name="Heading_20_2" text:outline-level="2"><text:bookmark-start text:name="__RefHeading___Toc12821_350150219"/><text:span text:style-name="T36">M</text:span>odel<text:span text:style-name="T28">s</text:span><text:bookmark-end text:name="__RefHeading___Toc12821_350150219"/></text:h>
      <text:list xml:id="list5468651756276740644" text:style-name="L9">
        <text:list-item>
          <text:p text:style-name="P80">Robot</text:p>
          <text:p text:style-name="P80">The team’s Solidworks robot model was completed fairly early this year so a useful simulation prototype was available to test autonomous strategies etc. using software models well before the end of the build season. </text:p>
        </text:list-item>
        <text:list-item>
          <text:p text:style-name="P80">FRC Field</text:p>
          <text:p text:style-name="P80">Unlike in previous years, a simplified Gazebo model for the competition field wasn’t provided by First this season so it was instead necessary to generate a facsimile of the field by exporting a Solidworks CAD design that was made available as a free download. However, owing to the large size and complexity of the field model (even after removing several components and “defeaturing” it in Solidworks) if was found to be necessary to also disable the collision property of most of the elements that were not directly required to test the behavior of the robot model’s interaction with the field. The collision components retained included the target “spikes” and gear placement panels <text:s text:c="2"/></text:p>
        </text:list-item>
        <text:list-item>
          <text:p text:style-name="P80">Gear</text:p>
          <text:p text:style-name="P80">A Solidworks assembly for the Gear was available as part of the Field download mentioned above and was exported as a separate model using the Solidworks Gazebo sdf exporter</text:p>
        </text:list-item>
      </text:list>
      <text:list xml:id="list7520405770789708227" text:style-name="L10">
        <text:list-item>
          <text:list>
            <text:list-item>
              <text:p text:style-name="P82">The compression properties were modified to reduce the hardness of the surface so <text:span text:style-name="T34">that</text:span> the collision with the “harpoon” spring was more accurately modeled</text:p>
            </text:list-item>
          </text:list>
        </text:list-item>
      </text:list>
      <text:list xml:id="list110113809153817" text:continue-list="list5468651756276740644" text:style-name="L9">
        <text:list-item>
          <text:p text:style-name="P80"><text:soft-page-break/>Balls (Fuel)</text:p>
          <text:p text:style-name="P80">A simple 5” diameter <text:span text:style-name="T30">yellow </text:span>sphere was generated as a Solidworks assembly and exported using the <text:span text:style-name="T30">Gazebo exporter </text:span>plugin</text:p>
        </text:list-item>
        <text:list-item>
          <text:p text:style-name="P80">Vision Targets</text:p>
          <text:p text:style-name="P81">A Solidworks sketch of the Gear placement target pattern was created (two 2x5” strips separated by 10.5” outside edges) </text:p>
        </text:list-item>
      </text:list>
      <text:list xml:id="list1311468283974814472" text:style-name="L11">
        <text:list-item>
          <text:list>
            <text:list-item>
              <text:p text:style-name="P83">The dual tape models were place on the field panels directly behind the spikes and were suspended in place by setting “gravity” to <text:span text:style-name="T31">zero</text:span> in the Gazebo model</text:p>
            </text:list-item>
            <text:list-item>
              <text:p text:style-name="P83">The color was changed to best match the color of the reflective tape illuminated by a green light ring</text:p>
            </text:list-item>
            <text:list-item>
              <text:p text:style-name="P83">The tape was also given a certain amount of “<text:span text:style-name="T34">emission</text:span>” property and the ambient lighting of the Gazebo scene was reduced to better emulate the conditions seen by the targeting camera</text:p>
            </text:list-item>
          </text:list>
        </text:list-item>
      </text:list>
      <text:h text:style-name="P175" text:outline-level="2"><text:bookmark-start text:name="__RefHeading___Toc12823_350150219"/><text:span text:style-name="T29">Competition</text:span> Robot<text:bookmark-end text:name="__RefHeading___Toc12823_350150219"/></text:h>
      <text:p text:style-name="P32"><text:span text:style-name="T9">T</text:span>he <text:span text:style-name="T9">final</text:span> robot design included:</text:p>
      <text:list xml:id="list3983645722853164931" text:style-name="L12">
        <text:list-item>
          <text:p text:style-name="P84">An 8 wheel drive train with a pneumatic switch to select between a low and high gear ratio</text:p>
          <text:list>
            <text:list-item>
              <text:p text:style-name="P87">Selected by 2 buttons (high,low)</text:p>
            </text:list-item>
          </text:list>
        </text:list-item>
        <text:list-item>
          <text:p text:style-name="P89">A fuel pusher subsystem that was designed to load balls contained in a hopper into the lower intake slot of the boiler</text:p>
        </text:list-item>
        <text:list-item>
          <text:p text:style-name="P84">A rope climbing mechanism composed of a hook and spindle.</text:p>
        </text:list-item>
        <text:list-item>
          <text:p text:style-name="P84">A <text:s/>release plate designed to allow the gear to drop free of side constraints after it was placed on the spike.</text:p>
        </text:list-item>
      </text:list>
      <text:p text:style-name="P33">Sensors included:</text:p>
      <text:list xml:id="list5037296395662694098" text:style-name="L13">
        <text:list-item>
          <text:p text:style-name="P85">Quadrature encoders on two wheels (left and right side)</text:p>
        </text:list-item>
        <text:list-item>
          <text:p text:style-name="P85">Forward and reverse limit switches on the ball pusher mechanism,</text:p>
        </text:list-item>
        <text:list-item>
          <text:p text:style-name="P85">A targeting camera</text:p>
        </text:list-item>
        <text:list-item>
          <text:p text:style-name="P85">A driver camera</text:p>
        </text:list-item>
        <text:list-item>
          <text:p text:style-name="P85">An ultrasonic sensor used for distance measurements</text:p>
        </text:list-item>
        <text:list-item>
          <text:p text:style-name="P85">A digital gyro.</text:p>
        </text:list-item>
      </text:list>
      <text:h text:style-name="P174" text:outline-level="2"><text:bookmark-start text:name="__RefHeading___Toc12825_350150219"/><text:soft-page-break/>Simulated Robot<text:bookmark-end text:name="__RefHeading___Toc12825_350150219"/></text:h>
      <text:h text:style-name="Heading_20_3" text:outline-level="3"><text:bookmark-start text:name="__RefHeading___Toc12827_350150219"/>Components <text:span text:style-name="T11">Modeled</text:span><text:bookmark-end text:name="__RefHeading___Toc12827_350150219"/></text:h>
      <text:p text:style-name="P30">The following components were modeled in simulation:</text:p>
      <text:list xml:id="list5865326682511934795" text:style-name="L14">
        <text:list-item>
          <text:p text:style-name="P90">An 8 wheel drive train <text:span text:style-name="T34">with dual speed transmission </text:span></text:p>
          <text:list>
            <text:list-item>
              <text:p text:style-name="P91">The gear ratio switch was emulated by limiting the max voltage applied to the wheels when in low gear</text:p>
            </text:list-item>
          </text:list>
        </text:list-item>
        <text:list-item>
          <text:p text:style-name="P92">A ball pusher subsystem consisting of a linear actuator </text:p>
          <text:list>
            <text:list-item>
              <text:p text:style-name="P88">Activated by a button</text:p>
            </text:list-item>
          </text:list>
        </text:list-item>
        <text:list-item>
          <text:p text:style-name="P93">A mechanism to release a gear after placement on the spike</text:p>
          <text:list>
            <text:list-item>
              <text:p text:style-name="P88">Activated by a button (teleop) or automatically at the end of autonomous</text:p>
            </text:list-item>
          </text:list>
        </text:list-item>
        <text:list-item>
          <text:p text:style-name="P93">A <text:span text:style-name="T54">targeting camera used for autonomous mode</text:span></text:p>
          <text:list>
            <text:list-item>
              <text:p text:style-name="P86">mounted 5” off-center on the right side of the robot at the height of the center of the gear</text:p>
            </text:list-item>
          </text:list>
        </text:list-item>
        <text:list-item>
          <text:p text:style-name="P95">A secondary camera</text:p>
          <text:list>
            <text:list-item>
              <text:p text:style-name="P86">Mounted directly behind the gear and used for autonomous mode debugging</text:p>
            </text:list-item>
          </text:list>
        </text:list-item>
        <text:list-item>
          <text:p text:style-name="P95">An ultrasonic sensor for distance measurement</text:p>
          <text:list>
            <text:list-item>
              <text:p text:style-name="P86">this feature was ultimately disabled because the distance <text:span text:style-name="T74">measurements</text:span> <text:span text:style-name="T74">returned </text:span>were <text:span text:style-name="T74">found to be erratic and </text:span>inaccurate <text:span text:style-name="T74">(looks like there’s a bug in the sensor plugin code)</text:span></text:p>
            </text:list-item>
          </text:list>
        </text:list-item>
        <text:list-item>
          <text:p text:style-name="P95">A simulated gyro to measure turn angle</text:p>
          <text:list>
            <text:list-item>
              <text:p text:style-name="P97">In simulation only analog gyros are supported (the competition robot employed a digital gyro)</text:p>
            </text:list-item>
          </text:list>
        </text:list-item>
      </text:list>
      <text:h text:style-name="P186" text:outline-level="3"><text:bookmark-start text:name="__RefHeading___Toc12829_350150219"/>Components not Modeled<text:bookmark-end text:name="__RefHeading___Toc12829_350150219"/></text:h>
      <text:list xml:id="list598222342515679655" text:style-name="L15">
        <text:list-item>
          <text:p text:style-name="P98">Electronics board,<text:span text:style-name="T48">pneumatics</text:span>, battery and wiring</text:p>
        </text:list-item>
        <text:list-item>
          <text:p text:style-name="P94">Rope climbing subsystem</text:p>
        </text:list-item>
      </text:list>
      <text:h text:style-name="P187" text:outline-level="3"><text:bookmark-start text:name="__RefHeading___Toc12831_350150219"/>Simulation problems and workarounds<text:bookmark-end text:name="__RefHeading___Toc12831_350150219"/></text:h>
      <text:p text:style-name="P2">Because of limitations in the current Solidworks exporter and Gazebo simulator some of the mechanical and sensor components couldn't be modeled</text:p>
      <text:list xml:id="list8762135990358076254" text:style-name="L16">
        <text:list-item>
          <text:p text:style-name="P96">The rope climbing subsystem couldn’t be modeled because the gazebo simulator doesn’t directly support deformable objects such as springs and cables</text:p>
        </text:list-item>
        <text:list-item>
          <text:p text:style-name="P99">The <text:span text:style-name="T35">simulated ultrasonic</text:span> sensor <text:span text:style-name="T35">was found to be unreliable (sometimes returning inaccurate or even negative values) and so was not used in simulation</text:span></text:p>
        </text:list-item>
      </text:list>
      <text:h text:style-name="P188" text:outline-level="3"><text:bookmark-start text:name="__RefHeading___Toc12833_350150219"/><text:soft-page-break/>Screen-shot of final simulated robot<text:bookmark-end text:name="__RefHeading___Toc12833_350150219"/></text:h>
      <table:table table:name="Table1" table:style-name="Table1">
        <table:table-column table:style-name="Table1.A"/>
        <table:table-row table:style-name="Table1.1">
          <table:table-cell table:style-name="Table1.A1" office:value-type="string">
            <text:p text:style-name="P56"/>
          </table:table-cell>
        </table:table-row>
        <table:table-row table:style-name="Table1.2">
          <table:table-cell table:style-name="Table1.A2" office:value-type="string">
            <text:list xml:id="list110113086256356" text:continue-numbering="true" text:style-name="L16">
              <text:list-header>
                <text:p text:style-name="P209">Solidworks Model of <text:span text:style-name="T75">the </text:span>Simulated Robot</text:p>
              </text:list-header>
            </text:list>
          </table:table-cell>
        </table:table-row>
      </table:table>
      <text:h text:style-name="P190" text:outline-level="3" text:is-list-header="true"/>
      <text:h text:style-name="P189" text:outline-level="3"><text:bookmark-start text:name="__RefHeading___Toc12837_350150219"/>Sources<text:bookmark-end text:name="__RefHeading___Toc12837_350150219"/></text:h>
      <text:p text:style-name="P5">The Solidworks design files that were used in the 201<text:span text:style-name="T36">7</text:span> Simulated Robot are available in the github repository “Team159/MentorRepository” in the sub-directory Solidworks/Models/</text:p>
      <text:p text:style-name="P3"><text:a xlink:type="simple" xlink:href="https://github.com/FRCTeam159/MentorRepository/tree/master/Solidworks/Models/2016-SimRobot" text:style-name="Internet_20_link"><text:span text:style-name="T21">https://github.com/FRCTeam159/MentorRepository/tree/master/Solidworks/Models/2017-SimRobot</text:span></text:a></text:p>
      <text:p text:style-name="P21">The “.sdf” and mesh files generated by the Solidworks exporter are also available for deployment in the Gazebo simulator and can be downloaded from the Solidworks/Exported/<text:span text:style-name="T37">FRC2017_Exported</text:span> directory in the Team159/MentorRepository:</text:p>
      <text:p text:style-name="P4"><text:a xlink:type="simple" xlink:href="https://github.com/FRCTeam159/MentorRepository/tree/master/Solidworks/Exported/2016-Robot_Exported" text:style-name="Internet_20_link"><text:span text:style-name="T22">https://github.com/FRCTeam159/MentorRepository/tree/master/Solidworks/Exported/FRC2017_Exported</text:span></text:a></text:p>
      <text:h text:style-name="P183" text:outline-level="1"><text:bookmark-start text:name="__RefHeading___Toc12839_350150219"/>Software<text:bookmark-end text:name="__RefHeading___Toc12839_350150219"/></text:h>
      <text:h text:style-name="P176" text:outline-level="2"><text:bookmark-start text:name="__RefHeading___Toc12841_350150219"/>Software paradigms<text:bookmark-end text:name="__RefHeading___Toc12841_350150219"/></text:h>
      <text:p text:style-name="P7">The First/WPI enhancements to the Eclipse IDE provide an opportunity to base a Robot design using either the “Integrated” or “Command” style paradigms. </text:p>
      <text:p text:style-name="P7">The “Integrated” paradigm runs in a single thread with direct callbacks from the user's code to the state machine that services periodic (20 ms) control updates in Teleop and Autonomous modes. </text:p>
      <text:p text:style-name="P15"><text:span text:style-name="T55">In t</text:span>he “Command” paradigm <text:s/>the source code <text:span text:style-name="T55">is</text:span> organized into separate classes that extend the Command and Subsystem library base classes. <text:span text:style-name="T55">In Autonomous mode Commands can be linked together to run sequentially or in parallel to produce complex behavior. In Teleop mode each subsytem can specify a special “Default” command that is run by an external scheduler once per 20 ms cycle.</text:span></text:p>
      <text:h text:style-name="Heading_20_2" text:outline-level="2"><text:bookmark-start text:name="__RefHeading___Toc12843_350150219"/><text:span text:style-name="T13">Competition Robot Project </text:span>Softwar<text:span text:style-name="T19">e</text:span><text:bookmark-end text:name="__RefHeading___Toc12843_350150219"/></text:h>
      <text:p text:style-name="P31">The 2017 Competition software was c++ based and was developed using the Eclipse Integrated Development Environment (IDE) with plug-ins provided by First and WPI that are used to generate binary files that run (as applications) on the RoboRio's embedded Arm processor.</text:p>
      <text:p text:style-name="P16">The overall software design <text:s/>included independent state machines for three separate subsystems as well as a vision based auto-targeting system. Software control was needed for <text:span text:style-name="T37">6</text:span> motors, 2 cameras, a <text:span text:style-name="T37">Ultrasonic</text:span> <text:span text:style-name="T38">R</text:span>angefinder, <text:span text:style-name="T37">2</text:span> encoders <text:span text:style-name="T38">(on the drive wheels) </text:span>and <text:span text:style-name="T37">2</text:span> limit switches.</text:p>
      <text:p text:style-name="P17">Code development was carried out in the Windows(10) operating system environment which allowed for direct deployment of the compiled binary file from Eclipse to the robot hardware over wireless Ethernet. <text:span text:style-name="T38">This year the team also made extensive use of the Java based “SmartDashboard” application </text:span><text:soft-page-break/><text:span text:style-name="T38">particularly for tuning the camera and targeting parameters used for Autonomous operation.</text:span></text:p>
      <text:h text:style-name="P192" text:outline-level="3"><text:bookmark-start text:name="__RefHeading___Toc12845_350150219"/>Paradigm<text:bookmark-end text:name="__RefHeading___Toc12845_350150219"/></text:h>
      <text:p text:style-name="P8"><text:span text:style-name="T37">T</text:span>his year's software was based on the “<text:span text:style-name="T37">Command</text:span>” paradigm <text:span text:style-name="T75">for the first time</text:span></text:p>
      <text:h text:style-name="P193" text:outline-level="3"><text:bookmark-start text:name="__RefHeading___Toc12847_350150219"/>Architecture<text:bookmark-end text:name="__RefHeading___Toc12847_350150219"/></text:h>
      <text:p text:style-name="P18"><text:span text:style-name="T38">Following the “Command” paradigm t</text:span>he software design was centered around <text:span text:style-name="T38">several subsystem classes, each with a special “default” command that controlled the subsystem’s operation during Teleop mode</text:span></text:p>
      <text:p text:style-name="P22"><text:span text:style-name="T39">Mechanical s</text:span>ubsystems included a drive train controller (<text:span text:style-name="T38">DriveTrain</text:span>), <text:span text:style-name="T39">fuel delivery system (FuelSubsystem), gear delivery system (GearSubsystem) and climber (ClimbingSubsystem). </text:span></text:p>
      <text:p text:style-name="P23">A separate subsystem class was also created for the ultrasonic rangefinder (UltraSonicSubsystem)</text:p>
      <text:p text:style-name="P24">Vision based targeting employed it’s own subsystem class (Vision) as well as a separate Utility class (GripPipeline) that was a modified version of the c++ <text:span text:style-name="T56">code </text:span>snippit produced by the GRIP application. <text:span text:style-name="T40">The </text:span>GripPipeline <text:span text:style-name="T40">class was executed in a separate thread from the main robot application and was responsible for carrying out the image processing operations on the camera input stream using native OpenCV library calls running on the RoboRio. Communication between the GripPipeline and Vision application was done using NetTables PutNumber and GetNumber calls.</text:span></text:p>
      <text:h text:style-name="P193" text:outline-level="3"><text:bookmark-start text:name="__RefHeading___Toc12849_350150219"/>Code sources<text:bookmark-end text:name="__RefHeading___Toc12849_350150219"/></text:h>
      <text:p text:style-name="P19">Source code is available for viewing or download from the “<text:span text:style-name="T40">HughBot</text:span>” project in the github Team159/201<text:span text:style-name="T40">7</text:span>-Robot-Code repository directory at:</text:p>
      <text:p text:style-name="P57">https://github.com/FRCTeam159/201<text:span text:style-name="T41">7</text:span>-Robot-Code</text:p>
      <text:h text:style-name="P177" text:outline-level="2"><text:bookmark-start text:name="__RefHeading___Toc12851_350150219"/><text:span text:style-name="T8">Simulation Robot Project </text:span>Software<text:bookmark-end text:name="__RefHeading___Toc12851_350150219"/></text:h>
      <text:p text:style-name="P25">The source code used in this year’s simulated robot project (SimHughBot) was almost identical to that employed for the competition robot. In many cases the student’s code was simply copied over and recompiled using the linux_simulate build target. The following differences <text:span text:style-name="T48">however </text:span>are noted:</text:p>
      <text:list xml:id="list8420668622448337778" text:style-name="L17">
        <text:list-item>
          <text:p text:style-name="P100"><text:span text:style-name="T44">Since simulation classes for </text:span>CANTalon <text:span text:style-name="T44">motor controllers have never been supported by WPI a separate project was developed (CANTalonLib) to allow most of the functionality of those controllers to be emulated. Source code for this library is available on line at the team’s MentorRepository github site.</text:span></text:p>
        </text:list-item>
        <text:list-item>
          <text:p text:style-name="P101">The <text:span text:style-name="T45">digital gyro used in the competition robot was emulated using the simulated AnalogGyro class </text:span></text:p>
        </text:list-item>
        <text:list-item>
          <text:p text:style-name="P102">Several bugs and other problems exist in the current WPI simulation libraries (e.g. see section 3.<text:span text:style-name="T47">3</text:span> below). <text:span text:style-name="T45">These were fixed in the allwpilib code and the library was rebuilt </text:span></text:p>
        </text:list-item>
      </text:list>
      <text:h text:style-name="P194" text:outline-level="3"><text:bookmark-start text:name="__RefHeading___Toc12853_350150219"/><text:soft-page-break/>Software paradigm<text:bookmark-end text:name="__RefHeading___Toc12853_350150219"/></text:h>
      <text:p text:style-name="P9"><text:span text:style-name="T45">As for the competition code t</text:span>his year's <text:span text:style-name="T42">simulation </text:span>software was <text:span text:style-name="T49">also </text:span>based on the “<text:span text:style-name="T37">Command</text:span>” <text:s/>paradigm</text:p>
      <text:h text:style-name="P191" text:outline-level="3"><text:bookmark-start text:name="__RefHeading___Toc12855_350150219"/>Code sources<text:bookmark-end text:name="__RefHeading___Toc12855_350150219"/></text:h>
      <text:p text:style-name="P20">Source code is available for viewing or download from the “<text:span text:style-name="T45">SimHughBot</text:span>” project in the github Team159/<text:span text:style-name="T45">MentorRepository</text:span> repository directory at:</text:p>
      <text:p text:style-name="P6">https://github.com/FRCTeam159/<text:span text:style-name="T45">MentorRepository</text:span>/<text:span text:style-name="T45">Software/workspace/ SimHughBot</text:span></text:p>
      <text:h text:style-name="P195" text:outline-level="3"><text:bookmark-start text:name="__RefHeading___Toc12857_350150219"/>Patches for WPI library bugs<text:bookmark-end text:name="__RefHeading___Toc12857_350150219"/></text:h>
      <text:h text:style-name="P203" text:outline-level="4"><text:bookmark-start text:name="__RefHeading___Toc12859_350150219"/>PIDController and Notifier classes<text:bookmark-end text:name="__RefHeading___Toc12859_350150219"/></text:h>
      <text:p text:style-name="P10"><text:span text:style-name="T46">Last year s</text:span>everal problems were discovered <text:span text:style-name="T46">in the simulation code related to</text:span> PIDControllers. </text:p>
      <text:p text:style-name="P10">A bug report (artf4830) was submitted for these problems though the TeamForge website on 3/15/2016 and has been assigned for work with the status “Open”. Progress can be tracked at the following URL:</text:p>
      <text:p text:style-name="P27"><text:a xlink:type="simple" xlink:href="https://usfirst.collab.net/sf/go/artf4839?returnUrlKey=1460655219989" text:style-name="Internet_20_link"><text:span text:style-name="T23">https://usfirst.collab.net/sf/go/artf4839?returnUrlKey=1460655219989</text:span></text:a></text:p>
      <text:h text:style-name="P203" text:outline-level="4"><text:bookmark-start text:name="__RefHeading___Toc12861_350150219"/><text:span text:style-name="T75">motor controller</text:span> classes<text:bookmark-end text:name="__RefHeading___Toc12861_350150219"/></text:h>
      <text:p text:style-name="P11">In the simulation build <text:span text:style-name="T75">all of</text:span> <text:span text:style-name="T75">the </text:span>motor controller classes return a zero value for the Get or GetSpeed functions. This problem appears to have a very simple fix (a class variable was just not getting updated) and a Bug report was submitted on 3/17/2017 and can be tracked at: </text:p>
      <text:p text:style-name="P26"><text:a xlink:type="simple" xlink:href="https://usfirst.collab.net/sf/go/artf4840?returnUrlKey=1460655771424" text:style-name="Internet_20_link"><text:span text:style-name="T24">https://usfirst.collab.net/sf/go/artf4840?returnUrlKey=1460655771424</text:span></text:a></text:p>
      <text:p text:style-name="P28">Update: as <text:span text:style-name="T47">of 3/</text:span>2017 no work appears to have been done at WPI to fix any of these reported problems</text:p>
      <text:h text:style-name="P180" text:outline-level="2"><text:bookmark-start text:name="__RefHeading___Toc12863_350150219"/>Launching a simulation<text:bookmark-end text:name="__RefHeading___Toc12863_350150219"/></text:h>
      <text:p text:style-name="P12">Although there is <text:span text:style-name="T75">(reportedly)</text:span> a plan to provide Windows support in the future, simulations currently need to be carried out in a Linux (specifically Ubuntu) OS environment. Details on how to set up a virtual or native Linux environment with all the necessary support tools have been described in previous report<text:span text:style-name="T75">s</text:span> <text:span text:style-name="T75">(see the software/docs directory in the team’s MentorRepository) and </text:span>so wont be repeated here. <text:span text:style-name="T76">A </text:span>good reference on how to get started with this can be found at the following link: http://wpilib.screenstepslive.com/s/4485/m/23353</text:p>
      <text:p text:style-name="P13"><text:span text:style-name="T52">The</text:span> <text:s/>procedure for running a simulation <text:span text:style-name="T52">for this year </text:span>is <text:span text:style-name="T76">as follows</text:span>:</text:p>
      <text:list xml:id="list4840100064021497331" text:style-name="L18">
        <text:list-item>
          <text:p text:style-name="P103"><text:span text:style-name="T18">E</text:span><text:span text:style-name="T17">xecute one of the 3 start-up scripts located in the SimHughBot project directory</text:span></text:p>
        </text:list-item>
      </text:list>
      <text:p text:style-name="P58">&gt; cd ~/Robotics/MentorRepository/Software/workspace/SimHughBot</text:p>
      <text:p text:style-name="P58">&gt; ./start_simulation-center</text:p>
      <text:p text:style-name="P58">or:</text:p>
      <text:p text:style-name="P58">&gt; start_simulation-right</text:p>
      <text:p text:style-name="P58">or:</text:p>
      <text:p text:style-name="P58">&gt; start_simulation-left</text:p>
      <text:p text:style-name="P49"/>
      <text:list xml:id="list110112720808966" text:continue-numbering="true" text:style-name="L18">
        <text:list-item>
          <text:p text:style-name="P104"><text:soft-page-break/>Each of these scripts <text:span text:style-name="T51">will cause the following series of applications or command scripts <text:s/>to be launched in separate “roxterm” tabs:</text:span></text:p>
        </text:list-item>
      </text:list>
      <text:list xml:id="list5909636438635969776" text:style-name="L19">
        <text:list-item>
          <text:list>
            <text:list-item>
              <text:p text:style-name="P105">start_gazebo_&lt;center,left,right&gt;</text:p>
              <text:list>
                <text:list-item>
                  <text:p text:style-name="P105">starts command script: gazebo-2017-field-&lt;center,left,right&gt;</text:p>
                </text:list-item>
                <text:list-item>
                  <text:p text:style-name="P105">starts up gazebo application with center,left or right “.world” file</text:p>
                </text:list-item>
              </text:list>
            </text:list-item>
            <text:list-item>
              <text:p text:style-name="P105">start_targeting_camera</text:p>
              <text:list>
                <text:list-item>
                  <text:p text:style-name="P105">starts up “mjpg_streamer” application for targeting camera</text:p>
                </text:list-item>
              </text:list>
            </text:list-item>
            <text:list-item>
              <text:p text:style-name="P105">start_driver_camera</text:p>
              <text:list>
                <text:list-item>
                  <text:p text:style-name="P105"><text:span text:style-name="T83">s</text:span>tarts up “mjpg_streamer” application for driver camera</text:p>
                </text:list-item>
              </text:list>
            </text:list-item>
            <text:list-item>
              <text:p text:style-name="P105">FRCUserProgram</text:p>
              <text:list>
                <text:list-item>
                  <text:p text:style-name="P105">executes <text:span text:style-name="T76">the </text:span>simulation robot program in ../SimHughBot/linux_simulate</text:p>
                </text:list-item>
              </text:list>
            </text:list-item>
            <text:list-item>
              <text:p text:style-name="P105">sim_ds</text:p>
              <text:list>
                <text:list-item>
                  <text:p text:style-name="P105">starts up <text:span text:style-name="T76">the</text:span> simulation driver-station Java application jar file in ~/wpilib/tools</text:p>
                </text:list-item>
              </text:list>
            </text:list-item>
            <text:list-item>
              <text:p text:style-name="P105">start_smartdashboard</text:p>
              <text:list>
                <text:list-item>
                  <text:p text:style-name="P105">starts up Java “SmartDashbord” jar file in ~/wpilib/tools</text:p>
                </text:list-item>
              </text:list>
            </text:list-item>
          </text:list>
        </text:list-item>
      </text:list>
      <text:h text:style-name="P178" text:outline-level="2"><text:bookmark-start text:name="__RefHeading___Toc12865_350150219"/>Autonomous mode<text:bookmark-end text:name="__RefHeading___Toc12865_350150219"/></text:h>
      <text:h text:style-name="P196" text:outline-level="3"><text:bookmark-start text:name="__RefHeading___Toc12867_350150219"/>Strategy and Requirements<text:bookmark-end text:name="__RefHeading___Toc12867_350150219"/></text:h>
      <text:p text:style-name="P34">The Autonomous mode strategy chosen for this years challenge was to be able to place a gear on any of the three airship spikes <text:span text:style-name="T57">(left, right or center). </text:span>The decision to do this (as opposed to delivering fuel to the boiler <text:span text:style-name="T57">for example</text:span>) was primarily based on the high point value <text:span text:style-name="T57">(60) </text:span>awarded <text:span text:style-name="T57">for</text:span> getting a rotor started <text:span text:style-name="T57">in Autonomous mode (requiring only a single gear). If at least 2 robots in an alliance could deliver a gear 2 rotors could be activated resulting in a very large 120 point starting score. It was also considered important to be able to deliver a gear from a side, leaving the somewhat easier center position available for other alliance teams</text:span></text:p>
      <text:h text:style-name="P196" text:outline-level="3"><text:bookmark-start text:name="__RefHeading___Toc12869_350150219"/><text:span text:style-name="T59">Design</text:span> <text:span text:style-name="T58">Plan</text:span><text:bookmark-end text:name="__RefHeading___Toc12869_350150219"/></text:h>
      <text:p text:style-name="P35">The software design <text:span text:style-name="T58">used </text:span>to implement the Autonomous mode strategy involved <text:span text:style-name="T58">activating</text:span> <text:span text:style-name="T58">up to</text:span> three Commands <text:span text:style-name="T58">in sequence, depending on the initial placement of the robot. For all 3 placements the first Command was just to drive forward for a fixed distance (somewhat different for the center and side positions). Next, for the two side positions a second Command was executed to turn the robot a fixed angle inwards towards the airship, Finally, a vision targeting command was executed for all 3 positions to drive the robot to the stake in an attempt to place the gear. If the gear was placed on the spike the gear plate would then be dropped to allow the airship pilot to load the gear into the center rotor slot.</text:span></text:p>
      <text:p text:style-name="P36"><text:soft-page-break/>In order to select which Autonomous mode was deployed a special “AutoMode” entry field was added to the SmartDashboard UI, and the drive team was tasked with entering either the text “Center”, “Left” or “Right” depending on where the robot was placed <text:span text:style-name="T61">before</text:span> the start of a match</text:p>
      <text:h text:style-name="P197" text:outline-level="3"><text:bookmark-start text:name="__RefHeading___Toc12871_350150219"/><text:span text:style-name="T59">Command </text:span>Implementation <text:bookmark-end text:name="__RefHeading___Toc12871_350150219"/></text:h>
      <text:h text:style-name="P204" text:outline-level="4"><text:bookmark-start text:name="__RefHeading___Toc12873_350150219"/>DriveForward <text:span text:style-name="T117">(DriveForTime)</text:span><text:bookmark-end text:name="__RefHeading___Toc12873_350150219"/></text:h>
      <text:p text:style-name="P36">Originally, the plan was to use the encoders on the drive train to specify a travel distance and a command called “DriveToPosition” was developed to accomplish this <text:span text:style-name="T60">(using a PID controller)</text:span> Unfortunately, there wasn’t enough time to test and debug this command on the competition robot prior to the end of build season so a simpler “DriveForTime” Command was used <text:span text:style-name="T60">(which employed a timer and a fixed drive voltage). The time and voltage where empirically determined so that the robot moved ~ 5’ from the back wall in the side positions and ~4’ in the Center position.</text:span></text:p>
      <text:p text:style-name="P38">The Simulated robot was able to use either the DriveToPosition or <text:span text:style-name="T59">DriveForTime </text:span>Commands</text:p>
      <text:h text:style-name="P204" text:outline-level="4"><text:bookmark-start text:name="__RefHeading___Toc12875_350150219"/>TurnToAngle <text:span text:style-name="T117">(TurnForTime)</text:span><text:bookmark-end text:name="__RefHeading___Toc12875_350150219"/></text:h>
      <text:p text:style-name="P46">In this <text:span text:style-name="T61">C</text:span>ommand (which wasn’t executed for the center position) the<text:span text:style-name="T61"> </text:span>gyro was used to specify a turn angle depending on what position the robot was placed in. The ideal angle <text:span text:style-name="T61">that </text:span>would turn the robot to be directly facing the spike was calculated to be +/- 60 degrees, but <text:span text:style-name="T61">for the competition robot it </text:span>was found to be somewhat less (45-50) and was also different for each side <text:span text:style-name="T77">(we’re not sure what the source of this discrepancy is)</text:span>. <text:s/>A PID controller was used to apply a differential voltage to the wheels on opposite sides of the robot to effect an in-place turn</text:p>
      <text:p text:style-name="P47">After the Lubbock competition it was discovered that the gyro had been inadvertantly bagged with the robot and (since we didn’t have a spare) a TurnForTime command was used instead for continued testing using the practice bot. This command was identical to the DriveForTime command described above except that the wheels on opposite sides of the robot where driven in different directions</text:p>
      <text:h text:style-name="Heading_20_4" text:outline-level="4"><text:bookmark-start text:name="__RefHeading___Toc12877_350150219"/>DriveToTarget<text:bookmark-end text:name="__RefHeading___Toc12877_350150219"/></text:h>
      <text:p text:style-name="P37">This command was executed for all 3 positions and was designed to use the target location information returned by the vision processing subsystem (running in a parallel thread) to drive the robot the final distance to the spike. The vision targeting subsystem was tasked with determining the residual distance and offset angle dynamically as the robot made it’s final approach to the target.</text:p>
      <text:h text:style-name="P198" text:outline-level="3"><text:bookmark-start text:name="__RefHeading___Toc12879_350150219"/>Vision processing<text:bookmark-end text:name="__RefHeading___Toc12879_350150219"/></text:h>
      <text:p text:style-name="P39">The Vision Processing and targeting strategy used for both the simulated and <text:span text:style-name="T78">physical</text:span> robot involved the following steps:</text:p>
      <text:list xml:id="list6575488031372498151" text:style-name="L20">
        <text:list-item>
          <text:p text:style-name="P106">GRIP <text:span text:style-name="T78">was run as a stand-alone application</text:span> to tune the <text:span text:style-name="T62">HSV </text:span>filter and other parameters needed to identify the target tape pattern</text:p>
          <text:list>
            <text:list-item>
              <text:p text:style-name="P106"><text:span text:style-name="T78">U</text:span>sing <text:span text:style-name="T79">images captured from </text:span>either a real camera and target pattern (composed or retro-reflective tape) or a simulated equivalent (captured by mjpeg_streamer from the <text:span text:style-name="T62">simulated </text:span><text:soft-page-break/><text:span text:style-name="T62">G</text:span>azebo camera output)</text:p>
            </text:list-item>
            <text:list-item>
              <text:p text:style-name="P107">After the rectangles associated with the target <text:span text:style-name="T66">were</text:span> successfully isolated, the GRIP “<text:span text:style-name="T84">Generate Code</text:span>” <text:span text:style-name="T84">feature</text:span> <text:span text:style-name="T66">was used</text:span> to <text:span text:style-name="T84">produce</text:span> a C++ code segment that <text:span text:style-name="T66">contains </text:span>calls <text:span text:style-name="T66">to </text:span>native OpenCV <text:span text:style-name="T84">library </text:span>functions</text:p>
            </text:list-item>
            <text:list-item>
              <text:p text:style-name="P107">The <text:s/>following GRIP pipeline functions were used:</text:p>
              <text:list>
                <text:list-item>
                  <text:p text:style-name="P107">HSV segmentation </text:p>
                  <text:list>
                    <text:list-item>
                      <text:p text:style-name="P108"><text:span text:style-name="T85">Primarily u</text:span>se<text:span text:style-name="T66">s</text:span> Hue to isolate <text:span text:style-name="T66">the </text:span>blue-green <text:span text:style-name="T85">ring-light </text:span>color</text:p>
                    </text:list-item>
                  </text:list>
                </text:list-item>
                <text:list-item>
                  <text:p text:style-name="P107">Identify Contours</text:p>
                  <text:list>
                    <text:list-item>
                      <text:p text:style-name="P109">finds edges of solid blobs</text:p>
                    </text:list-item>
                  </text:list>
                </text:list-item>
                <text:list-item>
                  <text:p text:style-name="P107">Convex Hulls</text:p>
                  <text:list>
                    <text:list-item>
                      <text:p text:style-name="P108"><text:span text:style-name="T66">finds </text:span>external contour boundaries</text:p>
                    </text:list-item>
                  </text:list>
                </text:list-item>
                <text:list-item>
                  <text:p text:style-name="P107">Filter Contours <text:span text:style-name="T63">(Hulls)</text:span></text:p>
                  <text:list>
                    <text:list-item>
                      <text:p text:style-name="P108">filter<text:span text:style-name="T66">s</text:span> <text:span text:style-name="T79">and rejects </text:span>contours <text:span text:style-name="T79">based on</text:span> min<text:span text:style-name="T85">imum</text:span> area, ratio (width/height), <text:span text:style-name="T79">etc.</text:span></text:p>
                    </text:list-item>
                  </text:list>
                </text:list-item>
              </text:list>
            </text:list-item>
          </text:list>
        </text:list-item>
        <text:list-item>
          <text:p text:style-name="P111">The OpenCV GRIP <text:span text:style-name="T79">generated</text:span> code <text:span text:style-name="T66">was</text:span> incorporated into a subsystem (GripPipeline) that <text:span text:style-name="T79">output</text:span> a <text:span text:style-name="T79">vector</text:span> of bounding rectangles for <text:span text:style-name="T64">all of </text:span>the <text:span text:style-name="T86">captured</text:span> contours</text:p>
        </text:list-item>
        <text:list-item>
          <text:p text:style-name="P111">An independent thread <text:span text:style-name="T66">was</text:span> started up as part of <text:span text:style-name="T79">the r</text:span>obot <text:span text:style-name="T79">program initialization</text:span> that processe<text:span text:style-name="T66">d </text:span>the vector of rectangles produce<text:span text:style-name="T79">d</text:span> by GripPipeline and generate<text:span text:style-name="T66">d</text:span> a single bounding target rectangle centered on the target (spike)</text:p>
          <text:list>
            <text:list-item>
              <text:p text:style-name="P111">The output of the Vision processing thread (<text:span text:style-name="T66">bounding </text:span>box <text:s/>&amp; number of rectangles used to produce it) <text:span text:style-name="T66">was</text:span> published to <text:span text:style-name="T66">a</text:span> NetTables server (<text:span text:style-name="T66">launched by FRCUserProgram running on the RoboRio or Linux</text:span>)</text:p>
            </text:list-item>
          </text:list>
        </text:list-item>
        <text:list-item>
          <text:p text:style-name="P111">During Autonomous mode the “DriveToTarget” Command <text:span text:style-name="T64">read from the NetTables server</text:span> the data sent by the vision thread and adjust<text:span text:style-name="T79">ed</text:span> the trajectory of the robot to <text:span text:style-name="T64">drive to the center of the target</text:span></text:p>
          <text:list>
            <text:list-item>
              <text:p text:style-name="P112"><text:span text:style-name="T79">corrections</text:span> <text:span text:style-name="T79">were</text:span> made to compensate for the placement of the camera and handle <text:span text:style-name="T79">the </text:span>special problem cases described in “<text:span text:style-name="T89">targeting details” below</text:span></text:p>
            </text:list-item>
          </text:list>
        </text:list-item>
      </text:list>
      <text:h text:style-name="P199" text:outline-level="3"><text:bookmark-start text:name="__RefHeading___Toc12881_350150219"/>Port <text:span text:style-name="T113">of</text:span> Image processing code to <text:span text:style-name="T113">a </text:span>Raspberry Pi <text:span text:style-name="T113">3</text:span><text:bookmark-end text:name="__RefHeading___Toc12881_350150219"/></text:h>
      <text:p text:style-name="P43"><text:span text:style-name="T90">Because the </text:span>vision processing thread running on the RoboRio seemed to be fast enough <text:span text:style-name="T97">(</text:span>no noticeable <text:span text:style-name="T98">degradation of</text:span> <text:span text:style-name="T90">driving responsiveness etc.) there wasn’t a strong incentive to offload the computation code to an external processor this year. However, since it is anticipated that future vision processing requirements may be more demanding an investigation was made into porting the vision based target identification code to a raspberry Pi 3 and measuring the impact that had on the cpu load of a host </text:span><text:soft-page-break/><text:span text:style-name="T90">computer (in this case a high end quad core Dell laptop) running a full Gazebo simulation. The steps that were taken for this are briefly outlined below (more details can be found in the document “ImageProcessing.odt” on the FRCTeam159 github MentorRepository site)</text:span></text:p>
      <text:h text:style-name="P205" text:outline-level="4"><text:bookmark-start text:name="__RefHeading___Toc12883_350150219"/>PI Setup (<text:span text:style-name="T101">need to build and install the following </text:span>libraries)<text:bookmark-end text:name="__RefHeading___Toc12883_350150219"/></text:h>
      <text:list xml:id="list2391198305284316799" text:style-name="L21">
        <text:list-item>
          <text:p text:style-name="P113"><text:span text:style-name="T91">l</text:span>ibntcore.so</text:p>
          <text:list>
            <text:list-item>
              <text:p text:style-name="P113">Built on PI from source <text:span text:style-name="T91">using cmake from WPI github project</text:span></text:p>
            </text:list-item>
          </text:list>
        </text:list-item>
        <text:list-item>
          <text:p text:style-name="P113">libcscore.so</text:p>
          <text:list>
            <text:list-item>
              <text:p text:style-name="P114">Extracted and installed from <text:span text:style-name="T103">a download tar file</text:span> <text:span text:style-name="T91">provided by </text:span>WPI</text:p>
            </text:list-item>
          </text:list>
        </text:list-item>
        <text:list-item>
          <text:p text:style-name="P113">libCameraServer.so</text:p>
          <text:list>
            <text:list-item>
              <text:p text:style-name="P113"><text:span text:style-name="T103">Can be b</text:span>uilt on Ubuntu development system in Eclipse using ARM cross-compiler <text:span text:style-name="T103">or natively on Pi using a makefile</text:span></text:p>
            </text:list-item>
          </text:list>
        </text:list-item>
        <text:list-item>
          <text:p text:style-name="P115">OpenCV 3.0 development <text:span text:style-name="T99">system</text:span></text:p>
          <text:list>
            <text:list-item>
              <text:p text:style-name="P118"><text:span text:style-name="T100">ref: </text:span>http://www.pyimagesearch.com/2015/10/26/how-to-install-opencv-3-on-raspbian-jessie/</text:p>
            </text:list-item>
          </text:list>
        </text:list-item>
        <text:list-item>
          <text:p text:style-name="P119">mpstat (to measure cpu usage)</text:p>
          <text:list>
            <text:list-item>
              <text:p text:style-name="P210"><text:span text:style-name="T100">sudo </text:span>apt-get install sysstat</text:p>
            </text:list-item>
          </text:list>
        </text:list-item>
      </text:list>
      <text:h text:style-name="P206" text:outline-level="4"><text:bookmark-start text:name="__RefHeading___Toc12885_350150219"/><text:s/><text:span text:style-name="T91">C</text:span>++ Vision Code Porting <text:span text:style-name="T91">details</text:span><text:bookmark-end text:name="__RefHeading___Toc12885_350150219"/></text:h>
      <text:list xml:id="list1989689285026883814" text:style-name="L22">
        <text:list-item>
          <text:p text:style-name="P116">Created a application project <text:span text:style-name="T100">called </text:span>“ImageProc” using <text:span text:style-name="T104">modified</text:span> <text:span text:style-name="T101">code from </text:span>GripPipeline and Vision Subsystems</text:p>
          <text:list>
            <text:list-item>
              <text:p text:style-name="P122">First built as a test project <text:span text:style-name="T111">in</text:span> Eclipse and run as a <text:span text:style-name="T111">separate processing</text:span> application on Ubuntu</text:p>
            </text:list-item>
            <text:list-item>
              <text:p text:style-name="P123"><text:span text:style-name="T110">Then the source code was copied to the pi and built using a M</text:span>akefile</text:p>
              <text:list>
                <text:list-item>
                  <text:p text:style-name="P124">Note: <text:span text:style-name="T110">Also </text:span>tried to build using a cross-compiler on Ubuntu but ran into too many undefined header and dynamic library files (probably would need to have a complete copy of /usr from the Pi available to avoid this)</text:p>
                </text:list-item>
              </text:list>
            </text:list-item>
            <text:list-item>
              <text:p text:style-name="P117"><text:span text:style-name="T110">In the simulation startup sequence, l</text:span>aunch <text:span text:style-name="T110">ImageProc remotely </text:span>from <text:span text:style-name="T110">a Ubuntu </text:span>command shell <text:span text:style-name="T105">(after Gazebo and mjpeg_streamer have been started on the host) using ssh</text:span></text:p>
              <text:list>
                <text:list-item>
                  <text:p text:style-name="P125">ssh pi@raspberrypi.local ImageProc/ImageProc</text:p>
                </text:list-item>
                <text:list-item>
                  <text:p text:style-name="P127">note: need to enable password-less ssh on Pi using .ssh keys</text:p>
                </text:list-item>
              </text:list>
            </text:list-item>
          </text:list>
        </text:list-item>
        <text:list-item>
          <text:p text:style-name="P116">Uses Network tables for <text:span text:style-name="T92">all </text:span>communication to <text:span text:style-name="T92">and from the</text:span> Robot Program (FRCUserProgram)</text:p>
          <text:list>
            <text:list-item>
              <text:p text:style-name="P116"><text:span text:style-name="T104">S</text:span>ends target bounding box data to “DriveToTarget” command</text:p>
            </text:list-item>
            <text:list-item>
              <text:p text:style-name="P116"><text:span text:style-name="T104">R</text:span>eceives display attributes (showRGBThreshold etc.) <text:span text:style-name="T92">captured</text:span> by Robot program from <text:soft-page-break/>SmartDashboard and forwarded to ImageProc <text:span text:style-name="T92">through nettables PutValue calls</text:span></text:p>
              <text:list>
                <text:list-item>
                  <text:p text:style-name="P125">Note: SmartDashboard wasn’t directly supported on the Pi since it requires access to Gazebo headers and libraries when compiled for simulation</text:p>
                </text:list-item>
              </text:list>
            </text:list-item>
          </text:list>
        </text:list-item>
        <text:list-item>
          <text:p text:style-name="P126"><text:span text:style-name="T106">I</text:span>n simulation, ImageProc uses <text:span text:style-name="T97">the </text:span>OpenCV “VideoCapture” class to process the images published <text:span text:style-name="T106">to an http port </text:span>by mjpeg_streamer:</text:p>
          <text:list>
            <text:list-item>
              <text:p text:style-name="P128"><text:span text:style-name="T106">To enable </text:span>Gazebo <text:span text:style-name="T107">image auto-save include the following elements</text:span> in <text:span text:style-name="T107">the </text:span>robot .sdf file:</text:p>
              <text:p text:style-name="P162"><text:s text:c="3"/><text:span text:style-name="T106">&lt;sensor name="ChassisCamera" type="camera"&gt;</text:span></text:p>
              <text:p text:style-name="P162"><text:s text:c="6"/><text:span text:style-name="T108"><text:s/></text:span><text:span text:style-name="T109">&lt;updateRate&gt;10.0&lt;/updateRate&gt;</text:span></text:p>
              <text:p text:style-name="P162"><text:s text:c="8"/>…</text:p>
              <text:p text:style-name="P163"><text:s text:c="7"/>&lt;camera name="Chassis<text:span text:style-name="T118">C</text:span>amera"&gt;</text:p>
            </text:list-item>
          </text:list>
        </text:list-item>
      </text:list>
      <text:p text:style-name="P61"><text:s text:c="10"/><text:span text:style-name="T108">&lt;save enabled="true"&gt;</text:span></text:p>
      <text:p text:style-name="P62"><text:s text:c="14"/>&lt;path&gt;/tmp/target-camera&lt;/path&gt;</text:p>
      <text:p text:style-name="P62"><text:s text:c="10"/>&lt;/save&gt;</text:p>
      <text:p text:style-name="P63"><text:s text:c="6"/>&lt;/camera&gt;</text:p>
      <text:p text:style-name="P64"><text:span text:style-name="T106"><text:s text:c="2"/>&lt;/sensor&gt;</text:span> <text:s text:c="5"/></text:p>
      <text:list xml:id="list110113471665495" text:continue-numbering="true" text:style-name="L22">
        <text:list-item>
          <text:list>
            <text:list-item>
              <text:list>
                <text:list-item>
                  <text:p text:style-name="P131">When running, Gazebo will continuously save camera images to the specified directory at a rate given by &lt;updateRate&gt;</text:p>
                </text:list-item>
              </text:list>
            </text:list-item>
            <text:list-item>
              <text:p text:style-name="P125"><text:span text:style-name="T106">Start up </text:span>mjpeg_streamer<text:span text:style-name="T98"> on Ubuntu host</text:span></text:p>
              <text:list>
                <text:list-item>
                  <text:p text:style-name="P129"><text:span text:style-name="T107">&gt; </text:span>mjpg_streamer -i "input_file.so <text:span text:style-name="T108">-f /tmp/target-camera</text:span> -r -d 0.1" -o "output_http.so -w www -p 5002"</text:p>
                </text:list-item>
                <text:list-item>
                  <text:p text:style-name="P130">mjpg_streamer <text:span text:style-name="T106">reads images as they appear in the save directory and publishes them to a http port (e.g. 5002). The video stream emulates a network camera and can be viewed in a web browser (set url to localhost:5002)</text:span></text:p>
                </text:list-item>
                <text:list-item>
                  <text:p text:style-name="P132">After a new image is read and published it is deleted from the save directory (-r flag)</text:p>
                </text:list-item>
              </text:list>
            </text:list-item>
            <text:list-item>
              <text:p text:style-name="P125">Video<text:span text:style-name="T97">C</text:span>apture <text:span text:style-name="T97">code in ImageProc running on Pi</text:span></text:p>
              <text:list>
                <text:list-item>
                  <text:p text:style-name="P211"><text:span text:style-name="T93">cv::</text:span><text:span text:style-name="T95">VideoCapture</text:span><text:span text:style-name="T93"> vcap;</text:span></text:p>
                </text:list-item>
                <text:list-item>
                  <text:p text:style-name="P212"><text:span text:style-name="T93">vcap.open(</text:span><text:span text:style-name="T96">"</text:span><text:a xlink:type="simple" xlink:href="http://Ubuntu16.local:5002/?action=stream?dummy=param.mjpg" text:style-name="Internet_20_link">http://Ubuntu16.local:5002/?action=stream?dummy=param.mjpg</text:a><text:span text:style-name="T96">”</text:span><text:span text:style-name="T93">)</text:span></text:p>
                </text:list-item>
                <text:list-item>
                  <text:p text:style-name="P213"><text:span text:style-name="T93">note: without “</text:span><text:a xlink:type="simple" xlink:href="http://Ubuntu16.local:5002/?action=stream?dummy=param.mjpg" text:style-name="Internet_20_link">dummy=param.mjpg</text:a><text:span text:style-name="T96">” </text:span><text:span text:style-name="T94">vcap.open </text:span><text:span text:style-name="T93">fails when run on the Pi but succeeds with or without it when run on Ubuntu</text:span></text:p>
                </text:list-item>
              </text:list>
            </text:list-item>
          </text:list>
        </text:list-item>
      </text:list>
      <text:h text:style-name="P207" text:outline-level="4"><text:bookmark-start text:name="__RefHeading___Toc12887_350150219"/>Benchmarks (using mpstat 2)<text:bookmark-end text:name="__RefHeading___Toc12887_350150219"/></text:h>
      <text:p text:style-name="P44">Image stream <text:span text:style-name="T114">was</text:span> limited to 10 frames per second by setting &lt;upateRate&gt; in sdf file <text:span text:style-name="T114">and “-d 0.1” in mjpg_/distributestreamer</text:span></text:p>
      <text:list xml:id="list8144072868231025330" text:style-name="L23">
        <text:list-item>
          <text:p text:style-name="P133">C<text:span text:style-name="T102">PU</text:span> usage on Pi </text:p>
          <text:list>
            <text:list-item>
              <text:p text:style-name="P135"><text:span text:style-name="T99">usr: </text:span>37.8% <text:s/><text:span text:style-name="T99">sys: 0.46% (mostly ImageProc)</text:span></text:p>
            </text:list-item>
          </text:list>
        </text:list-item>
        <text:list-item>
          <text:p text:style-name="P133"><text:soft-page-break/>CPU usage o<text:span text:style-name="T99">n</text:span> Host when running Gazebo <text:span text:style-name="T99">with Pi support</text:span></text:p>
          <text:list>
            <text:list-item>
              <text:p text:style-name="P120">usr: 68% sys: 26.2% <text:span text:style-name="T112">(mostly gzserver)</text:span></text:p>
            </text:list-item>
          </text:list>
        </text:list-item>
        <text:list-item>
          <text:p text:style-name="P134">CPU usage o<text:span text:style-name="T99">n</text:span> Host when running Gazebo <text:span text:style-name="T99">without Pi support</text:span></text:p>
          <text:list>
            <text:list-item>
              <text:p text:style-name="P121">usr: 73% sys: 22.5% <text:span text:style-name="T112">(mostly gzserver)</text:span></text:p>
            </text:list-item>
          </text:list>
        </text:list-item>
        <text:list-item>
          <text:p text:style-name="P136">Observations</text:p>
          <text:list>
            <text:list-item>
              <text:p text:style-name="P138"><text:span text:style-name="T119">In Teleop mode there is</text:span> a substantial <text:span text:style-name="T119">lag </text:span><text:s/>(at least 2 seconds) between <text:span text:style-name="T119">joystick</text:span> motion and <text:span text:style-name="T119">t</text:span>arget <text:span text:style-name="T119">info</text:span> and camera <text:span text:style-name="T119">view data </text:span>updates <text:span text:style-name="T119">reported by both pi and host</text:span></text:p>
              <text:list>
                <text:list-item>
                  <text:p text:style-name="P161">delay not noticeable when using host for image processing</text:p>
                </text:list-item>
                <text:list-item>
                  <text:p text:style-name="P160">pi and host timestamps for change of number of targets occurred similar but both lagged joystick movement by the same 2 seconds</text:p>
                </text:list-item>
                <text:list-item>
                  <text:p text:style-name="P160">Smartdashboard target camera view and data also lagged by a similar delay</text:p>
                </text:list-item>
                <text:list-item>
                  <text:p text:style-name="P137">latency issue not improved by disabling video streams <text:span text:style-name="T119">sent by mjpeg-server</text:span></text:p>
                </text:list-item>
                <text:list-item>
                  <text:p text:style-name="P160">not clear if problem also affects Autonomous mode (but looks like it)</text:p>
                </text:list-item>
              </text:list>
            </text:list-item>
            <text:list-item>
              <text:p text:style-name="P136">Not much CPU usage saving on Ubuntu Host <text:span text:style-name="T112">observed </text:span>by offloading image processing to Pi (<text:span text:style-name="T112">at best </text:span>3-5%).</text:p>
              <text:list>
                <text:list-item>
                  <text:p text:style-name="P136">Could be more significant when comparing results for RoboRio</text:p>
                </text:list-item>
              </text:list>
            </text:list-item>
          </text:list>
        </text:list-item>
      </text:list>
      <text:h text:style-name="P200" text:outline-level="3"><text:bookmark-start text:name="__RefHeading___Toc12889_350150219"/>Targeting details<text:bookmark-end text:name="__RefHeading___Toc12889_350150219"/></text:h>
      <text:p text:style-name="P40"><text:span text:style-name="T65">Ideally</text:span>, the targeting subsystem expects to see <text:span text:style-name="T65">separate</text:span> rectangles for the two strips of retro-reflective tape positioned on opposite sides of the spike. From the bounding <text:span text:style-name="T65">box</text:span> of these target <text:span text:style-name="T80">rectangles</text:span> a center point <text:span text:style-name="T80">is</text:span> determined that the robot will attempt to drive to (after compensating for the camera offset). The distance to the target can be estimated from the projection of the bounding rectangle on the 320x240 image plane since the Camera’s “Field of View” (FOV) and <text:s/>target real dimensions are know<text:span text:style-name="T65">n (or can be measured).</text:span></text:p>
      <text:h text:style-name="P208" text:outline-level="4"><text:bookmark-start text:name="__RefHeading___Toc12891_350150219"/>Problems <text:span text:style-name="T69">discovered in Simulation testing</text:span><text:bookmark-end text:name="__RefHeading___Toc12891_350150219"/></text:h>
      <text:p text:style-name="P42">In simulation testing, a number of special problem cases were discovered:</text:p>
      <text:list xml:id="list5870493096434582884" text:style-name="L24">
        <text:list-item>
          <text:p text:style-name="P139">If the camera angle to the target is <text:span text:style-name="T67">sufficiently large </text:span>one of the <text:span text:style-name="T67">tape </text:span>rectangle<text:span text:style-name="T67">s</text:span> can be split into two by the spike <text:span text:style-name="T67">(resulting in 3 rectangles instead of 2)</text:span></text:p>
        </text:list-item>
      </text:list>
      <text:list xml:id="list5118808732361309768" text:style-name="L25">
        <text:list-item>
          <text:list>
            <text:list-item>
              <text:p text:style-name="P110">This problem case was dealt with by <text:span text:style-name="T67">identifying</text:span> <text:span text:style-name="T80">a</text:span> group of rectangles <text:span text:style-name="T67">that</text:span> <text:span text:style-name="T67">had certain center-to-center vs width relationships given the known geometry of the tape pattern</text:span></text:p>
            </text:list-item>
          </text:list>
        </text:list-item>
      </text:list>
      <text:list xml:id="list110113405850292" text:continue-list="list5870493096434582884" text:style-name="L24">
        <text:list-item>
          <text:p text:style-name="P139"><text:span text:style-name="T67">Once</text:span> the camera is <text:span text:style-name="T67">very </text:span>close to the target one of the tape rectangles <text:span text:style-name="T67">will usually</text:span> disappear off- screen <text:span text:style-name="T67">(This is unavoidable since the camera position is offset 5” to the right side of the gear center)</text:span></text:p>
        </text:list-item>
      </text:list>
      <text:list xml:id="list3195360369969179497" text:style-name="L26">
        <text:list-item>
          <text:list>
            <text:list-item>
              <text:p text:style-name="P140"><text:soft-page-break/>A solution was to assume that the center of the target was actually to the left or right of the center of the remaining tape rectangle and adjust the offset accordingly</text:p>
            </text:list-item>
          </text:list>
        </text:list-item>
      </text:list>
      <text:list xml:id="list110114636829164" text:continue-list="list110113405850292" text:style-name="L24">
        <text:list-item>
          <text:p text:style-name="P139">At some <text:span text:style-name="T68">camera </text:span>angles it’s possible to see one of the reflective tape patter<text:span text:style-name="T68">n</text:span>s from <text:span text:style-name="T68">a </text:span>neighboring target <text:span text:style-name="T68">and only one of the target tape rectangles</text:span></text:p>
        </text:list-item>
      </text:list>
      <text:list xml:id="list8813273612987419344" text:style-name="L27">
        <text:list-item>
          <text:list>
            <text:list-item>
              <text:p text:style-name="P141">In this case both <text:span text:style-name="T68">rectangles will fail the geometry test described in (1) above resulting in no residual target rectangles</text:span></text:p>
            </text:list-item>
            <text:list-item>
              <text:p text:style-name="P142">This case (i.e. more than one candidate but no “good” rectangles) was handled by accepting the single rectangle with the largest area and applying the offset correction described in (2) above</text:p>
            </text:list-item>
          </text:list>
        </text:list-item>
      </text:list>
      <text:h text:style-name="P208" text:outline-level="4"><text:bookmark-start text:name="__RefHeading___Toc12893_350150219"/>Problems <text:span text:style-name="T70">discovered during and following the Lubbock competition</text:span><text:bookmark-end text:name="__RefHeading___Toc12893_350150219"/></text:h>
      <text:p text:style-name="P41"><text:span text:style-name="T80">At</text:span> <text:span text:style-name="T68">the</text:span> <text:span text:style-name="T68">Lubbock FRC several problems were discovered that weren't caught in simulation (which <text:s/>resulted in most attempts to place a gear in Autonomous mode failing). It is planned to try and find fixes and workaround to these issues before the FRC competition in Denver.</text:span></text:p>
      <text:list xml:id="list110112993826235" text:continue-list="list110114636829164" text:style-name="L24">
        <text:list-item text:start-value="1">
          <text:p text:style-name="P143"><text:s/>An image of the light ring reflected from the plastic wall behind the target sometimes appeared in the camera image which caused the targeting system to generate an incorrect bounding box. (This problem wasn’t identified in simulation since Gazebo isn’t capable of tracing reflections from light sources)</text:p>
        </text:list-item>
      </text:list>
      <text:p text:style-name="P60">possible solutions:</text:p>
      <text:list xml:id="list3131625408926088399" text:style-name="L28">
        <text:list-item>
          <text:list>
            <text:list-item>
              <text:p text:style-name="P144">Only keep the top 2 rectangles that have the largest area</text:p>
            </text:list-item>
            <text:list-item>
              <text:p text:style-name="P144">Reject the light-ring image using <text:span text:style-name="T87">expected </text:span>geometry properties (e.g. the width/height ratio should be ~1)</text:p>
            </text:list-item>
            <text:list-item>
              <text:p text:style-name="P144"><text:span text:style-name="T88">T</text:span>ilt the camera/ring assembly somewhat so that the light ring image is not reflected directly back <text:span text:style-name="T80">towards the camera</text:span></text:p>
            </text:list-item>
          </text:list>
        </text:list-item>
      </text:list>
      <text:list xml:id="list110112987246046" text:continue-list="list110112993826235" text:style-name="L24">
        <text:list-item>
          <text:p text:style-name="P145">The TurnToAngle Command took too long to complete. <text:span text:style-name="T70">This is probably caused by the PID controller not converging on the target angle fast enough</text:span></text:p>
          <text:list>
            <text:list-header>
              <text:p text:style-name="P164">possible solutions:</text:p>
            </text:list-header>
            <text:list-item>
              <text:p text:style-name="P167">Replace the PID and gyro-based <text:span text:style-name="T69">TurnToAngle </text:span>command with a simpler “TurnForTime” command</text:p>
            </text:list-item>
            <text:list-item>
              <text:p text:style-name="P168">Modify the PID and tolerance parameters to produce a faster response</text:p>
            </text:list-item>
          </text:list>
        </text:list-item>
        <text:list-item>
          <text:p text:style-name="P146">The vision-assisted DriveToTarget Command <text:span text:style-name="T70">often </text:span>didn’t drive far enough to capture the spike. <text:span text:style-name="T70">This problem is partially do to the fact that it takes a certain minimum voltage applied to the drive train (at least 10%) for the robot to move forward at all </text:span></text:p>
          <text:list>
            <text:list-header>
              <text:p text:style-name="P164">possible solutions:</text:p>
            </text:list-header>
            <text:list-item>
              <text:p text:style-name="P169"><text:soft-page-break/>Always add a minimum voltage when driving forward</text:p>
            </text:list-item>
            <text:list-item>
              <text:p text:style-name="P171">Decrease t<text:span text:style-name="T80">he </text:span>target minimum distance</text:p>
            </text:list-item>
          </text:list>
        </text:list-item>
        <text:list-item>
          <text:p text:style-name="P145">The spike <text:span text:style-name="T71">often</text:span> intersected one of the “spokes” of the gear and not one of the gaps <text:span text:style-name="T71">(this problem was also observed in Teleop mode)</text:span></text:p>
        </text:list-item>
      </text:list>
      <text:list xml:id="list3968797694326683222" text:style-name="L29">
        <text:list-item>
          <text:list>
            <text:list-header>
              <text:p text:style-name="P165">possible solutions:</text:p>
            </text:list-header>
          </text:list>
        </text:list-item>
      </text:list>
      <text:list xml:id="list4937158976894001334" text:style-name="L30">
        <text:list-item>
          <text:p text:style-name="P170">Build a detection system that sends a signal when the spike has penetrated <text:span text:style-name="T72">a plane behind the</text:span> gear</text:p>
        </text:list-item>
      </text:list>
      <text:list xml:id="list8121219044319789816" text:style-name="L31">
        <text:list-item>
          <text:list>
            <text:list-item>
              <text:p text:style-name="P166">Could be based on an UltraSonic sensor</text:p>
            </text:list-item>
            <text:list-item>
              <text:p text:style-name="P166">Use two mirrors placed on opposite sides of the gear with a <text:span text:style-name="T80">LASER</text:span> or IR source and <text:span text:style-name="T80">a</text:span> <text:span text:style-name="T72">detector tilted to that the beam traced back and forth between the mirrors several times</text:span></text:p>
            </text:list-item>
          </text:list>
        </text:list-item>
      </text:list>
      <text:list xml:id="list110112939713782" text:continue-list="list4937158976894001334" text:style-name="L30">
        <text:list-item>
          <text:p text:style-name="P172"><text:span text:style-name="T72">T</text:span>urn the robot quickly a few times left and right once the final distance is reached to try to dislodge the spike from the spoke <text:span text:style-name="T80">if it hits there (shouldn’t be a problem to do this even if the spike is already in one of the gaps)</text:span></text:p>
        </text:list-item>
      </text:list>
      <text:list xml:id="list110113801052719" text:continue-list="list110112987246046" text:style-name="L24">
        <text:list-item>
          <text:p text:style-name="P147">When the robot was power-cycled the camera images returned by the targeting camera were often too bright and resulted in many false target rectangles being generated by the vision <text:span text:style-name="T81">sub</text:span>system</text:p>
        </text:list-item>
      </text:list>
      <text:list xml:id="list6851672241906688135" text:style-name="L32">
        <text:list-item>
          <text:list>
            <text:list-item>
              <text:p text:style-name="P148">Originally, the desired brightness and exposure settings were only <text:span text:style-name="T81">sent to the camera when the robot program first started up or a change to their values was made from the SmartDashboard.</text:span></text:p>
            </text:list-item>
            <text:list-item>
              <text:p text:style-name="P149">The problem went away when the settings were sent every 20 ms robot update cycle whether or not a change was made from the dashboard</text:p>
            </text:list-item>
            <text:list-item>
              <text:p text:style-name="P149">A possible reason for the problem is if the firmware running on the camera starts up slower than the robot program after power is first applied and the camera application misses the initial set commands sent by the robot application</text:p>
            </text:list-item>
            <text:list-item>
              <text:p text:style-name="P149">A concern is that sending camera settings over the USB port every robot cycle might impact performance (although this was not observed). Another solution might be to add a minimum delay (or number of cycles) before sending the initial settings commands</text:p>
            </text:list-item>
          </text:list>
        </text:list-item>
      </text:list>
      <text:list xml:id="list110112656640781" text:continue-list="list110113801052719" text:style-name="L24">
        <text:list-item>
          <text:p text:style-name="P150">It’s better to skewer the gear in one of the top gaps than those on the bottom</text:p>
        </text:list-item>
      </text:list>
      <text:list xml:id="list6604922499180688584" text:style-name="L33">
        <text:list-item>
          <text:list>
            <text:list-item>
              <text:p text:style-name="P151">When the gear plate is up (travel mode) the spike is aligned with the center gap on the bottom of the gear. If the gear is placed in this position a couple of problems can occur</text:p>
              <text:list>
                <text:list-item>
                  <text:p text:style-name="P151">when the plate is lowered the gear will spin around which can cause it to rotate off the spike</text:p>
                </text:list-item>
                <text:list-item>
                  <text:p text:style-name="P151">The spike is positioned below the climber spindle which makes it harder to remove the <text:soft-page-break/>gear</text:p>
                </text:list-item>
              </text:list>
            </text:list-item>
            <text:list-item>
              <text:p text:style-name="P151">A solution <text:span text:style-name="T115">found that seemed to place the gear more reliably was was to stop a short ways in front of the spike, drop the gear plate, and then move forward (blindly) the remaining distance to the airship wall. </text:span></text:p>
              <text:list>
                <text:list-item>
                  <text:p text:style-name="P152">After this maneuver the gear was usually speared in one of the upper gaps</text:p>
                </text:list-item>
                <text:list-item>
                  <text:p text:style-name="P152">Another advantage in stopping earlier was that the vision distance calibration was more accurate since at least one of the tape strips could be fully observed</text:p>
                </text:list-item>
              </text:list>
            </text:list-item>
          </text:list>
        </text:list-item>
      </text:list>
      <text:list xml:id="list110114011030319" text:continue-list="list110112656640781" text:style-name="L24">
        <text:list-item>
          <text:p text:style-name="P150">After delivering a gear, the robot needs to back up so that the airship operator can hoist retrieve it</text:p>
        </text:list-item>
      </text:list>
      <text:list xml:id="list4793840060163925031" text:style-name="L34">
        <text:list-item>
          <text:list>
            <text:list-item>
              <text:p text:style-name="P153">This probable was addressed by adding a reverse direction “DriveForTime” command at the end of the autonomous mode CommandGroup</text:p>
            </text:list-item>
            <text:list-item>
              <text:p text:style-name="P153">The distance of back-up travel was adjusted so that the airship operator could lift the spike if the gear was delivered but in case of a failure (e.g. the spike intersected with one of the spokes instead of a gap) the gear would still be in <text:span text:style-name="T116">the </text:span>possession of the robot <text:span text:style-name="T116">so that the driver could have a second chance to deliver it at the start of telep mode</text:span></text:p>
            </text:list-item>
          </text:list>
        </text:list-item>
      </text:list>
      <text:h text:style-name="P179" text:outline-level="2">Teleop Mode</text:h>
      <text:p text:style-name="P47">Originally, vision based targeting was only planned for Autonomous mode. But after observing how well it was performing in practice it was decided that a new feature would be added for the Denver FRC that would allow the driver to turn on vision-assisted gear placement as a result of pressing a button.</text:p>
      <text:h text:style-name="P184" text:outline-level="1"><text:bookmark-start text:name="__RefHeading___Toc12895_350150219"/><text:span text:style-name="T15">Tests and </text:span><text:span text:style-name="T14">Results </text:span><text:span text:style-name="T16">(Simulation)</text:span><text:bookmark-end text:name="__RefHeading___Toc12895_350150219"/></text:h>
      <text:h text:style-name="P201" text:outline-level="3"><text:bookmark-start text:name="__RefHeading___Toc12897_350150219"/>Tests and Observations<text:bookmark-end text:name="__RefHeading___Toc12897_350150219"/></text:h>
      <text:list xml:id="list4568399536553868480" text:style-name="L35">
        <text:list-item>
          <text:p text:style-name="P154"><text:span text:style-name="T26">D</text:span>riving and turning</text:p>
        </text:list-item>
      </text:list>
      <text:list xml:id="list1129371597330905551" text:style-name="L36">
        <text:list-item>
          <text:p text:style-name="P155">The general responsiveness to accelerating and turning of the robot model in the simulator was seen to be more sluggish than that observed in the real robot. Some of the difference <text:span text:style-name="T25">can</text:span> probably be attributed to the fact that the simulation runs at a fraction of real-time speed and therefore is somewhat moving in “slow motion”. </text:p>
        </text:list-item>
        <text:list-item>
          <text:p text:style-name="P155">Responsiveness was also improved by running the simulator on a system with a faster processor and graphics card (e.g. as opposed to a slow laptop or <text:span text:style-name="T25">from within </text:span>a virtual machine)</text:p>
        </text:list-item>
      </text:list>
      <text:list xml:id="list110113904718477" text:continue-list="list4568399536553868480" text:style-name="L35">
        <text:list-item>
          <text:p text:style-name="P156">Cameras</text:p>
        </text:list-item>
      </text:list>
      <text:list xml:id="list3637494429183192631" text:style-name="L37">
        <text:list-item>
          <text:p text:style-name="P157">In the Gazebo simulator it's possible to both project a view seen from a camera to a “floating screen” in the field and/or to a separate window that can be made visible through a <text:soft-page-break/>selection in the “Topic Visualization” menu list</text:p>
        </text:list-item>
        <text:list-item>
          <text:p text:style-name="P158">Two cameras were added to the Simulated robot <text:span text:style-name="T27">in similar locations to those placed on the physical robot and it was possible to view the field from the perspective of either camera by switching between topics in gazebo. </text:span></text:p>
          <text:list>
            <text:list-item>
              <text:p text:style-name="P159">Separate panels for each camera are are also included in the “SmartDashbord” interface</text:p>
            </text:list-item>
          </text:list>
        </text:list-item>
      </text:list>
      <text:h text:style-name="P202" text:outline-level="3"><text:bookmark-start text:name="__RefHeading___Toc12899_350150219"/>Screenshots<text:bookmark-end text:name="__RefHeading___Toc12899_350150219"/></text:h>
      <table:table table:name="Table7" table:style-name="Table7">
        <table:table-column table:style-name="Table7.A"/>
        <table:table-row table:style-name="Table7.1">
          <table:table-cell table:style-name="Table7.A1" office:value-type="string">
            <text:p text:style-name="P50">Robot Model in Gazebo</text:p>
          </table:table-cell>
        </table:table-row>
        <table:table-row>
          <table:table-cell table:style-name="Table7.A2" office:value-type="string">
            <text:p text:style-name="Table_20_Contents"/>
          </table:table-cell>
        </table:table-row>
      </table:table>
      <text:p text:style-name="P14"/>
      <table:table table:name="Table9" table:style-name="Table9">
        <table:table-column table:style-name="Table9.A"/>
        <table:table-row table:style-name="Table9.1">
          <table:table-cell table:style-name="Table9.A1" office:value-type="string">
            <text:p text:style-name="P51">Starting Position Center</text:p>
          </table:table-cell>
        </table:table-row>
        <table:table-row table:style-name="Table9.2">
          <table:table-cell table:style-name="Table9.A2" office:value-type="string">
            <text:p text:style-name="Table_20_Contents"/>
          </table:table-cell>
        </table:table-row>
      </table:table>
      <text:p text:style-name="P14"/>
      <table:table table:name="Table8" table:style-name="Table8">
        <table:table-column table:style-name="Table8.A"/>
        <table:table-row table:style-name="Table8.1">
          <table:table-cell table:style-name="Table8.A1" office:value-type="string">
            <text:p text:style-name="P51">Starting Position Right</text:p>
          </table:table-cell>
        </table:table-row>
        <table:table-row table:style-name="Table8.1">
          <table:table-cell table:style-name="Table8.A2" office:value-type="string">
            <text:p text:style-name="Table_20_Contents"/>
          </table:table-cell>
        </table:table-row>
      </table:table>
      <text:p text:style-name="P14"/>
      <table:table table:name="Table10" table:style-name="Table10">
        <table:table-column table:style-name="Table10.A"/>
        <table:table-row table:style-name="Table10.1">
          <table:table-cell table:style-name="Table10.A1" office:value-type="string">
            <text:p text:style-name="P51">Starting Position Left</text:p>
          </table:table-cell>
        </table:table-row>
        <table:table-row>
          <table:table-cell table:style-name="Table10.A2" office:value-type="string">
            <text:p text:style-name="Table_20_Contents"/>
          </table:table-cell>
        </table:table-row>
      </table:table>
      <text:p text:style-name="P14"/>
      <table:table table:name="Table11" table:style-name="Table11">
        <table:table-column table:style-name="Table11.A"/>
        <table:table-row>
          <table:table-cell table:style-name="Table11.A1" office:value-type="string">
            <text:p text:style-name="P51">After <text:span text:style-name="T43">Successful </text:span>Autonomous (Right)</text:p>
          </table:table-cell>
        </table:table-row>
        <table:table-row>
          <table:table-cell table:style-name="Table11.A2" office:value-type="string">
            <text:p text:style-name="Table_20_Contents"/>
          </table:table-cell>
        </table:table-row>
      </table:table>
      <text:p text:style-name="P14"/>
      <text:h text:style-name="P185" text:outline-level="1"/>
      <table:table table:name="Table6" table:style-name="Table6">
        <table:table-column table:style-name="Table6.A"/>
        <table:table-row>
          <table:table-cell table:style-name="Table6.A1" office:value-type="string">
            <text:p text:style-name="P53">SmartDashboard Screenshot</text:p>
          </table:table-cell>
        </table:table-row>
        <table:table-row>
          <table:table-cell table:style-name="Table6.A2" office:value-type="string">
            <text:p text:style-name="P52"/>
          </table:table-cell>
        </table:table-row>
      </table:table>
      <text:p text:style-name="P59"/>
      <table:table table:name="Table5" table:style-name="Table5">
        <table:table-column table:style-name="Table5.A"/>
        <table:table-row>
          <table:table-cell table:style-name="Table5.A1" office:value-type="string">
            <text:p text:style-name="P54">Example of GRIP pipeline tuning in simulation</text:p>
          </table:table-cell>
        </table:table-row>
        <table:table-row>
          <table:table-cell table:style-name="Table5.A2" office:value-type="string">
            <text:p text:style-name="Table_20_Contents"/>
          </table:table-cell>
        </table:table-row>
      </table:table>
      <text:p text:style-name="P59"/>
      <text:p text:style-name="P59"/>
      <table:table table:name="Table12" table:style-name="Table12">
        <table:table-column table:style-name="Table12.A"/>
        <table:table-row>
          <table:table-cell table:style-name="Table12.A1" office:value-type="string">
            <text:p text:style-name="P55">Target acquisition of test tape pattern in default dashboard</text:p>
          </table:table-cell>
        </table:table-row>
        <table:table-row>
          <table:table-cell table:style-name="Table12.A2" office:value-type="string">
            <text:p text:style-name="Table_20_Contents"/>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7-04-28T11:01:12.390166661</dc:date>
    <meta:editing-duration>P4DT10H41M14S</meta:editing-duration>
    <meta:editing-cycles>179</meta:editing-cycles>
    <meta:generator>LibreOffice/4.2.8.2$Linux_X86_64 LibreOffice_project/420m0$Build-2</meta:generator>
    <meta:document-statistic meta:table-count="9" meta:image-count="0" meta:object-count="0" meta:page-count="18" meta:paragraph-count="347" meta:word-count="5677" meta:character-count="35033" meta:non-whitespace-character-count="29651"/>
  </office:meta>
</office:document-meta>
</file>